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9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0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7" style:family="paragraph" style:parent-style-name="Text_20_body">
      <style:text-properties fo:font-variant="normal" fo:text-transform="none" fo:color="#222222" style:font-name="myriad-pro" fo:font-size="14pt" fo:letter-spacing="normal" fo:font-style="normal" fo:font-weight="normal"/>
    </style:style>
    <style:style style:name="P38" style:family="paragraph" style:parent-style-name="Text_20_body">
      <style:paragraph-properties>
        <style:tab-stops>
          <style:tab-stop style:position="2.2398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/>
    </style:style>
    <style:style style:name="P39" style:family="paragraph" style:parent-style-name="Text_20_body">
      <style:text-properties fo:font-variant="normal" fo:text-transform="none" fo:color="#222222" style:font-name="myriad-pro" fo:font-size="12pt" fo:letter-spacing="normal" fo:font-style="normal" fo:font-weight="normal" style:font-size-asian="12pt" style:font-size-complex="12pt"/>
    </style:style>
    <style:style style:name="P40" style:family="paragraph" style:parent-style-name="Text_20_body">
      <style:text-properties fo:font-size="12pt" style:font-size-asian="12pt" style:font-size-complex="12pt"/>
    </style:style>
    <style:style style:name="P41" style:family="paragraph" style:parent-style-name="Text_20_body" style:master-page-name="">
      <style:paragraph-properties fo:margin-left="-0.0835in" fo:margin-right="0in" fo:margin-top="0in" fo:margin-bottom="0.0835in" fo:text-indent="0in" style:auto-text-indent="false" style:page-number="auto"/>
      <style:text-properties fo:font-variant="normal" fo:text-transform="none" fo:color="#222222" style:font-name="myriad-pro" fo:font-size="14pt" fo:letter-spacing="normal" fo:font-style="normal" fo:font-weight="normal"/>
    </style:style>
    <style:style style:name="P42" style:family="paragraph" style:parent-style-name="Text_20_body">
      <style:paragraph-properties fo:margin-left="-0.0835in" fo:margin-right="0in" fo:margin-top="0in" fo:margin-bottom="0.0835in" fo:text-indent="0in" style:auto-text-indent="false"/>
      <style:text-properties fo:font-variant="normal" fo:text-transform="none" fo:color="#222222" style:font-name="myriad-pro" fo:font-size="14pt" fo:letter-spacing="normal" fo:font-style="normal" fo:font-weight="normal"/>
    </style:style>
    <style:style style:name="P43" style:family="paragraph" style:parent-style-name="Heading_20_1">
      <style:text-properties fo:font-variant="normal" fo:text-transform="none" fo:color="#222222" style:font-name="myriad-pro" fo:font-size="14pt" fo:letter-spacing="normal" fo:font-style="normal" fo:font-weight="normal"/>
    </style:style>
    <style:style style:name="P4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5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6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8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9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6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8" style:family="paragraph" style:parent-style-name="Standard" style:list-style-name="L9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5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61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2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3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fo:color="#222222" style:font-name="myriad-pro" fo:letter-spacing="normal" fo:font-style="normal" fo:font-weight="normal"/>
    </style:style>
    <style:style style:name="T13" style:family="text">
      <style:text-properties fo:font-variant="normal" fo:text-transform="none" fo:color="#222222" style:font-name="myriad-pro" fo:letter-spacing="normal" fo:font-style="normal" fo:font-weight="bold" style:font-weight-asian="bold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9pt" style:font-size-asian="9pt" style:font-size-complex="9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Oct 13, 2018 <text:span text:style-name="T2">50 miles </text:span></text:p>
      <text:p text:style-name="P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9"/>
      <text:p text:style-name="P9">Sun Oct 14, 2018 <text:span text:style-name="T2">no running </text:span><text:s/></text:p>
      <text:p text:style-name="P9"/>
      <text:p text:style-name="P9">Mon <text:s/>Oct 15, 2018 <text:span text:style-name="T2">no running </text:span><text:s text:c="2"/></text:p>
      <text:p text:style-name="P9"/>
      <text:p text:style-name="P9">Tues <text:s/>Oct 16, 2018 <text:span text:style-name="T2">no running</text:span></text:p>
      <text:p text:style-name="P9">I pushed a lawnmower for an hour. <text:s/></text:p>
      <text:p text:style-name="P9"/>
      <text:p text:style-name="P9">Wed <text:s/>Oct 17, 2018 <text:span text:style-name="T2">2 miles</text:span></text:p>
      <text:p text:style-name="P9">I ran 2 miles on a treadmill. </text:p>
      <text:p text:style-name="P9">Splits: 10:00, 8:14</text:p>
      <text:p text:style-name="P9"/>
      <text:p text:style-name="P9">Thurs Oct 18, 2018 <text:s/><text:span text:style-name="T2">3 miles</text:span></text:p>
      <text:p text:style-name="P9">I ran 3 miles at various paces between 10:00/mile and 12:00/mile.</text:p>
      <text:p text:style-name="P9"/>
      <text:p text:style-name="P9">Fri Oct 19, 2018 <text:span text:style-name="T2">no running</text:span></text:p>
      <text:p text:style-name="P9"/>
      <text:p text:style-name="P10">55 miles in the last week</text:p>
      <text:p text:style-name="P9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1"><text:soft-page-break/>Sat Oct 27, 2018 <text:span text:style-name="T2">3 miles</text:span></text:p>
      <text:p text:style-name="P11">I ran in the Wise Center.</text:p>
      <text:p text:style-name="P12">Warmup:<text:span text:style-name="T3"> ½ mile on the indoor track in 4:37 and rest about 5 minutes</text:span></text:p>
      <text:p text:style-name="P12">Run:<text:span text:style-name="T3"> I ran 2 miles on a treadmill in 18:37. Splits: 10:00, 8:37</text:span></text:p>
      <text:p text:style-name="P11">I ran faster as I went, starting at about 10:30/mile and ending at 7:41/mile.</text:p>
      <text:p text:style-name="P12">Warmdown: <text:span text:style-name="T3">I rested about 5 minutes and ran ½ mile on the indoor track in 4:56.</text:span></text:p>
      <text:p text:style-name="P11"/>
      <text:p text:style-name="P12"><text:span text:style-name="T3">Sun Oct 28, 2018 </text:span>no running</text:p>
      <text:p text:style-name="P11">I preped for a colonoscopy.</text:p>
      <text:p text:style-name="P11"/>
      <text:p text:style-name="P11">Mon Oct 29, 2018 <text:span text:style-name="T2">no running </text:span></text:p>
      <text:p text:style-name="P11">I had a colonoscopy.</text:p>
      <text:p text:style-name="P11"/>
      <text:p text:style-name="P11">Tues Oct 30, 2018 <text:span text:style-name="T2">3 miles</text:span> <text:s/></text:p>
      <text:p text:style-name="P11">I ran on a treadmill in the Wise Center.</text:p>
      <text:p text:style-name="P11"><text:span text:style-name="T2">Warmup:</text:span> ½ mile in 4:54 and rest a few minutes</text:p>
      <text:p text:style-name="P11"><text:span text:style-name="T2">Run:</text:span> I ran 2 miles in 17:15. Splits: 8:55, 8:20</text:p>
      <text:p text:style-name="P11">I ran faster as I went, starting at about 10:10/mile and ending at 7:41/mile. </text:p>
      <text:p text:style-name="P29">Warmdown: <text:span text:style-name="T3">½ mile in 5:30</text:span></text:p>
      <text:p text:style-name="P30"/>
      <text:p text:style-name="P26"><text:span text:style-name="T6">Wed Oct 31, 2018 </text:span><text:span text:style-name="T1">4.2 miles</text:span></text:p>
      <text:p text:style-name="P28">Warmup: <text:span text:style-name="T3">1 mile in 9:45 </text:span></text:p>
      <text:p text:style-name="P26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7">My times: 3:50, 3:46, 3:42, 3:37 </text:p>
      <text:p text:style-name="P27">My average pace for the last interval was 7:36/mile.</text:p>
      <text:p text:style-name="P28">Warmdown: <text:span text:style-name="T3">0.8 mile jog</text:span></text:p>
      <text:p text:style-name="P27"/>
      <text:p text:style-name="P11">Thur Nov 1, 2018 <text:span text:style-name="T2">3 miles</text:span> <text:s/></text:p>
      <text:p text:style-name="P11">I ran on a treadmill in the Wise Center.</text:p>
      <text:p text:style-name="P11"><text:span text:style-name="T2">Warmup:</text:span> ½ mile in 5:00 and rest 4 minutes</text:p>
      <text:p text:style-name="P11"><text:span text:style-name="T2">Run:</text:span> I ran 2 miles in 17:04. Splits: 8:55, (4:12+3:57) = 8:09</text:p>
      <text:p text:style-name="P11">I ran faster as I went, starting at about 10:00/mile and ending at 7:41/mile. </text:p>
      <text:p text:style-name="P28">Warmdown:<text:span text:style-name="T3"> ½ mile in 5:25</text:span></text:p>
      <text:p text:style-name="P35"/>
      <text:p text:style-name="P11">Fri Nov 2, 2018 <text:span text:style-name="T2">3.5 miles</text:span> <text:s/></text:p>
      <text:p text:style-name="P11"><text:span text:style-name="T2">Warmup:</text:span> ½ mile to the Wise Center and a few minute rest</text:p>
      <text:p text:style-name="P11"><text:span text:style-name="T2">Run:</text:span> I ran 2 miles in 19:00 on a treadmill. </text:p>
      <text:p text:style-name="P36">Warmdown:<text:span text:style-name="T3"> ½ mile in about 5:30 and ½ mile walk on the indoor track in about 7:50</text:span></text:p>
      <text:p text:style-name="P5"/>
      <text:p text:style-name="P5">16.7 miles in the last week</text:p>
      <text:p text:style-name="P13"><text:soft-page-break/>Sat Nov 3, 2018 <text:span text:style-name="T2">3.75 miles</text:span></text:p>
      <text:p text:style-name="P13"><text:span text:style-name="T2">Warmup:</text:span> ½ mile run to the Wise Center and a few minute rest</text:p>
      <text:p text:style-name="P14">Run: <text:span text:style-name="T3">I ran and walked 3 miles on the indoor track and averaged 10:35/mile.</text:span></text:p>
      <text:p text:style-name="P13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3"/>
      <text:p text:style-name="P14"><text:span text:style-name="T3">Sun Nov 4, 2018 </text:span>3.5 miles<text:span text:style-name="T3"> </text:span></text:p>
      <text:p text:style-name="P14">Warmup:<text:span text:style-name="T3"> ½ mile run to the Wise Center and a few minute rest</text:span></text:p>
      <text:p text:style-name="P14">Run: <text:span text:style-name="T3">1 mile on a treadmill at various pace, time: 8:40 and a few minute rest</text:span></text:p>
      <text:p text:style-name="P13">3 x 0.2 miles at 7:14/mile pace with a 0.3 mile jog before each run. <text:s/>The jogs were at about 11:00/mile. <text:s text:c="3"/><text:span text:style-name="T2">Warmdown: <text:s/></text:span>0.5 mile jog</text:p>
      <text:p text:style-name="P13"/>
      <text:p text:style-name="P13">Mon Nov 5, 2018 <text:span text:style-name="T2">4.75 miles</text:span></text:p>
      <text:p text:style-name="P14">Warmup: <text:span text:style-name="T3">¾ mile jogging</text:span></text:p>
      <text:p text:style-name="P14">Run and walk: <text:s/><text:span text:style-name="T3">3 miles on the indoor track averaging 11:30/mile</text:span></text:p>
      <text:p text:style-name="P13">I ran 3/8 mile, walked 1/8 mile and repeated until I reached 3 miles. <text:s/>My running pace was about 10:00/mile and my walking pace was about 16:00/mile. </text:p>
      <text:p text:style-name="P14">Warmdown: <text:span text:style-name="T3">I rested a few minutes and walked a mile in 16:10.</text:span></text:p>
      <text:p text:style-name="P13"/>
      <text:p text:style-name="P14"><text:span text:style-name="T3">Tues Nov 6, 2018 </text:span>4 miles<text:span text:style-name="T3"> </text:span></text:p>
      <text:p text:style-name="P14">Warmup:<text:span text:style-name="T3"> ½ mile run to the Wise Center and rest a few minutes</text:span></text:p>
      <text:p text:style-name="P14">Run:<text:span text:style-name="T3"> <text:s/>2 miles on a treadmill Splits: 9:29, 9:00 and rest a few minutes</text:span></text:p>
      <text:p text:style-name="P13">4 x 0.15 miles at 7:14/mile pace with a 0.1 mile jog before each run. The 0.15 mile runs each took 65 seconds. The jogs before each 0.15 mile run took about 70 seconds.</text:p>
      <text:p text:style-name="P14">Warmdown:<text:span text:style-name="T3"> <text:s/>0.5 mile jog</text:span></text:p>
      <text:p text:style-name="P13"/>
      <text:p text:style-name="P14"><text:span text:style-name="T3">Wed Nov 7, 2018 </text:span>2 miles</text:p>
      <text:p text:style-name="P13">I road a stationary recumbent bike on level 12. <text:s/>My final pulse was 114. <text:s/></text:p>
      <text:p text:style-name="P13">Calories: 200, Distance: 5.2 miles, Time: about 19:00</text:p>
      <text:p text:style-name="P13">I am taking this to be equivalent to 2 miles of running. </text:p>
      <text:p text:style-name="P13"/>
      <text:p text:style-name="P13">Thur Nov 8, 2018 <text:span text:style-name="T2">4 miles</text:span> </text:p>
      <text:p text:style-name="P13">I ran with 5 other runners on the Geendale Cemetery 510 m loop.</text:p>
      <text:p text:style-name="P13"><text:span text:style-name="T2">Warmup:</text:span> 1 mile</text:p>
      <text:p text:style-name="P13"><text:span text:style-name="T2">Run:</text:span> 6 x 1 loop with a 250 m jog between each of the runs. The jogs took about 4:00.</text:p>
      <text:p text:style-name="P13">Times: 2:35, 2:29, 2:30, 2:19, 2:39, 2:24</text:p>
      <text:p text:style-name="P13">The average pace for the fastest run is 7:19/mile.</text:p>
      <text:p text:style-name="P13"/>
      <text:p text:style-name="P13">Fri Nov 9, 2018 <text:s/><text:span text:style-name="T2">3.5 miles</text:span></text:p>
      <text:p text:style-name="P13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3">I am taking this as equivalent to 2 miles of running. <text:s/>I rested and then walked ½ mile in 16:20</text:p>
      <text:p text:style-name="P4"/>
      <text:p text:style-name="P5">25.5 miles in the last week</text:p>
      <text:p text:style-name="P14"><text:soft-page-break/><text:span text:style-name="T3">Sat Nov 10, 2018 <text:s/></text:span><text:s/>4.25 miles<text:span text:style-name="T3"> </text:span></text:p>
      <text:p text:style-name="P14">Warmup:<text:span text:style-name="T3"> 1.5 miles on a Wise Center treadmill. I ran faster as I went.</text:span></text:p>
      <text:p text:style-name="P13">Time: 13:27, Splits 9:29, 3:58 (for the last ½ mile). <text:s/>Then I rested 4 minutes.</text:p>
      <text:p text:style-name="P14">Run:<text:span text:style-name="T3"> <text:s/>5 x 0.16 miles at 7:09/mile pace with a 0.09 mile jog before each run. The 0.16 mile runs each took 68.6 seconds. The jogs before each 0.16 mile run took about 85 seconds.</text:span></text:p>
      <text:p text:style-name="P14">Warmdown: <text:span text:style-name="T3">I rested about 4 minutes, ran a mile in about 9:30 and jogged ½ mile home.</text:span></text:p>
      <text:p text:style-name="P14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4"/>
      <text:p text:style-name="P13">Sun Nov 11, 2018 <text:s/><text:span text:style-name="T2">no running</text:span> </text:p>
      <text:p text:style-name="P13"/>
      <text:p text:style-name="P13">Mon Nov 12, 2918 <text:s/><text:span text:style-name="T2">4 miles</text:span></text:p>
      <text:p text:style-name="P14">Warmup: <text:span text:style-name="T3">½ mile to the Wise Center and rest a few minutes.</text:span></text:p>
      <text:list xml:id="list4776283651912286020" text:style-name="L1">
        <text:list-item>
          <text:list>
            <text:list-header>
              <text:p text:style-name="P44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44">Warmdown: <text:span text:style-name="T3">½ mile in 4:58</text:span></text:p>
            </text:list-header>
          </text:list>
        </text:list-item>
      </text:list>
      <text:p text:style-name="P13"/>
      <text:p text:style-name="P14"><text:span text:style-name="T3">Tues Nov 13, 2018 </text:span>2 miles <text:span text:style-name="T3"><text:s/></text:span></text:p>
      <text:p text:style-name="P13">I ran and walked 2 miles on the Wise Center indoor track.</text:p>
      <text:p text:style-name="P13">I ran 3/8 mile in about 3:30, walked 1/8 mile in about 1:45 and repeated 3 more times for a total of 2 miles in 20:59. Running pace: 9:20/mile, Walking pace 14:00/mile</text:p>
      <text:p text:style-name="P13"/>
      <text:p text:style-name="P13">Wed Nov 14, 2018 <text:span text:style-name="T2">5 miles </text:span><text:s/></text:p>
      <text:p text:style-name="P13">I ran on a treadmill in the Wise Center.</text:p>
      <text:p text:style-name="P15"><text:span text:style-name="T7">Warmup:</text:span><text:span text:style-name="T8"> <text:s/>2.1 miles starting at about 10:00/mile, ending at 7:30/mile averaging 8:58/mile</text:span></text:p>
      <text:list xml:id="list34437472" text:continue-numbering="true" text:style-name="L1">
        <text:list-item>
          <text:list>
            <text:list-header>
              <text:p text:style-name="P44">Run: 6<text:span text:style-name="T3"> x 0.2 miles at 7:09/mile pace with a 0.2 mile jog before each run. The 0.2 mile runs each took 85.7 seconds. The jogs before each 0.2 mile run took about 2:18.</text:span></text:p>
              <text:p text:style-name="P44">Warmdown: <text:span text:style-name="T3">½ mile in about 5:30</text:span></text:p>
              <text:p text:style-name="P47"/>
              <text:p text:style-name="P44"><text:span text:style-name="T3">Thur Nov 15, 2018 </text:span>2.25 miles<text:span text:style-name="T3"> </text:span></text:p>
              <text:p text:style-name="P47">On the Wise Center indoor track: 1 mile splits 4:55 + 4:35 = 9:30, rest 5 minutes</text:p>
              <text:p text:style-name="P47">On a recumbant stationary bike: </text:p>
              <text:list>
                <text:list-item>
                  <text:list>
                    <text:list-header>
                      <text:p text:style-name="P47"><text:s text:c="5"/>50 calorie ride in 4:10 (final pulse: 137), 25 calorie slow ride </text:p>
                      <text:p text:style-name="P47"><text:s text:c="5"/>25 calorie ride in 1:58, 25 calorie slow ride</text:p>
                      <text:p text:style-name="P47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3"/>
      <text:p text:style-name="P13">Fri Nov 16, 2018 <text:span text:style-name="T2">3.5 miles </text:span><text:s text:c="2"/></text:p>
      <text:p text:style-name="P13"><text:span text:style-name="T2">Run:</text:span> 3 miles on a treadmill in about 27 minutes. <text:s/>Approximate Splits: 9:30, 9:00, 8:30</text:p>
      <text:p text:style-name="P13"><text:span text:style-name="T2">Warm down:</text:span> ½ mile in 5:00..</text:p>
      <text:p text:style-name="P13"/>
      <text:p text:style-name="P14">21 miles in the last week</text:p>
      <text:p text:style-name="P13"/>
      <text:p text:style-name="P13"/>
      <text:p text:style-name="P13"><text:soft-page-break/>Sat Nov 17, 2018 <text:span text:style-name="T2">5 miles</text:span> <text:s text:c="2"/></text:p>
      <text:p text:style-name="P13">I ran in Greendale Cemetery with 5 other runners. <text:s/>The temperature was about 35 degrees.</text:p>
      <text:p text:style-name="P13">Greendale Cemetery is on the side of a hill with one end 0.75 miles away from the other. The elevation change is about 200 feet.</text:p>
      <text:p text:style-name="P13"><text:span text:style-name="T2">Warmup:</text:span> 0.5 mile jog</text:p>
      <text:p text:style-name="P14">Run: <text:s/><text:span text:style-name="T3">We ran 3 times from the top of the cemetery to the bottom and back up again, ie 1.5 miles for each run. <text:s/>Between each time down and up we rested a few minutes. </text:span></text:p>
      <text:p text:style-name="P13">Times and average paces for the runs: 16:45 (11:10/mile), 15:22 (10:15/mile), 14:03 (9:22/mile)</text:p>
      <text:p text:style-name="P14"/>
      <text:p text:style-name="P13">Sun Nov 18, 2018 <text:span text:style-name="T2">3.5 miles</text:span> <text:s text:c="2"/></text:p>
      <text:p text:style-name="P13">I ran a mile on the Wise Center indoor track in 8:46. <text:s/>Splits: 4:36, 4:10 <text:s/></text:p>
      <text:p text:style-name="P13">I rested for 6 minutes and ran 1.5 miles on a treadmill including a ½ mile in 3:47.</text:p>
      <text:p text:style-name="P13">I rested a few minutes and walked a mile on the indoor track with Mary Jane in about 17:00.</text:p>
      <text:p text:style-name="P13"/>
      <text:p text:style-name="P13">Mon Nov 19, 2018 <text:span text:style-name="T2">6.5 miles</text:span> <text:s/></text:p>
      <text:p text:style-name="P13"><text:span text:style-name="T2">Warmup:</text:span> ½ mile to the Wise Center, rest 5 minutes and ½ mile on a treadmill in about 4:45</text:p>
      <text:p text:style-name="P13"><text:span text:style-name="T2">Run: <text:s/></text:span>5 miles on a treadmill starting at about 9:10/mile and ending at 7:14/mile</text:p>
      <text:p text:style-name="P13">Time and average pace for 5 miles: <text:s/>41:35, 8:19/mile</text:p>
      <text:p text:style-name="P13">Splits: 9:00, 8:44, 8:21, 7:58, 7:31</text:p>
      <text:p text:style-name="P14">Warm down: <text:span text:style-name="T3">½ mile jog home</text:span></text:p>
      <text:p text:style-name="P13"/>
      <text:p text:style-name="P13">Tues Nov 20, 2018 <text:span text:style-name="T2">1.75 miles</text:span></text:p>
      <text:p text:style-name="P13">I ran on a treadmill in the Wise Center.</text:p>
      <text:p text:style-name="P14">Warmup:<text:span text:style-name="T3"> 2 miles at various paces, some as fast as 7:41/mile. Ave. pace: 9:00/mile, rest 5:00</text:span></text:p>
      <text:p text:style-name="P14">Run: <text:s/><text:span text:style-name="T3">¼ mile jog, lead into a mile run in 7:32. <text:s/>Splits: 3:50, 3:42</text:span></text:p>
      <text:p text:style-name="P14">Warm down: <text:s text:c="2"/><text:span text:style-name="T3">½ mile jog</text:span></text:p>
      <text:p text:style-name="P13"/>
      <text:p text:style-name="P14"><text:span text:style-name="T3">Wed Nov 21, 2018 </text:span>no running<text:span text:style-name="T3"> </text:span></text:p>
      <text:p text:style-name="P13"/>
      <text:p text:style-name="P14"><text:span text:style-name="T3">Thur Nov 22, 2018 </text:span>no running</text:p>
      <text:p text:style-name="P13"/>
      <text:p text:style-name="P13">Fri <text:s/>Nov 23, 2018 <text:span text:style-name="T2">3.7 miles</text:span> <text:s/></text:p>
      <text:p text:style-name="P13">I ran in Greendale Cemetery. The Cemetery is on the side of a hill with one end 0.75 miles away from the other. The elevation change is about 200 feet.</text:p>
      <text:p text:style-name="P13"><text:span text:style-name="T2">Warmup:</text:span> 0.35 mile jog and rest 3 minutes</text:p>
      <text:p text:style-name="P14">Run: <text:s/><text:span text:style-name="T3">2 times from the top of the cemetery to the bottom and back up again, ie 1.5 miles for each run. <text:s/>Between the 2 runs I rested a few minutes. </text:span></text:p>
      <text:p text:style-name="P13">Times and average paces for the runs: 16:33 (11:02/mile), 14:19 (9:33/mile)</text:p>
      <text:p text:style-name="P14">Warm down: <text:span text:style-name="T3">rest 3 minutes and jog 0.35 miles</text:span></text:p>
      <text:p text:style-name="P13"/>
      <text:p text:style-name="P14">20.45 miles in the last week </text:p>
      <text:p text:style-name="P14"/>
      <text:p text:style-name="P14"/>
      <text:p text:style-name="P14"/>
      <text:p text:style-name="P14"/>
      <text:p text:style-name="P5"><text:soft-page-break/><text:span text:style-name="T3">Sat Nov 24, 2018 </text:span>3 miles </text:p>
      <text:p text:style-name="P5">Warmup: <text:span text:style-name="T3">0.3 mile jog</text:span></text:p>
      <text:p text:style-name="P5">Run: <text:span text:style-name="T3">2 miles on the somewhat hilly cemetery loop in cold damp weather, Splits: 9:57, 9:21</text:span></text:p>
      <text:p text:style-name="P5">Warm down: <text:span text:style-name="T3">0.7 mile jog</text:span></text:p>
      <text:p text:style-name="P4"/>
      <text:p text:style-name="P5"><text:span text:style-name="T3">Sun Nov 25, 2018 </text:span>4.5 miles<text:span text:style-name="T3"> <text:s/></text:span></text:p>
      <text:p text:style-name="P4">I ran 4.5 miles with Olivia Hemlock on very hilly roads and averaged 10:26/mile.</text:p>
      <text:p text:style-name="P4"/>
      <text:p text:style-name="P4">Mon Nov 26, 2018 <text:s/><text:span text:style-name="T2">3.5 miles </text:span><text:s/></text:p>
      <text:p text:style-name="P5">Warmup: <text:span text:style-name="T3">0.5 mile jog to Wise Center and rest a few minutes</text:span></text:p>
      <text:p text:style-name="P5">Run: <text:span text:style-name="T3">On a treadmill 2.25 miles at various paces some as fast as 7:09/mile.</text:span></text:p>
      <text:p text:style-name="P4">Time: 20:09, Average pace: 8:57/mile</text:p>
      <text:p text:style-name="P5">Warm down: <text:span text:style-name="T3">0.75 miles averaging about 10:15/mile</text:span></text:p>
      <text:p text:style-name="P4"/>
      <text:p text:style-name="P4">Tues <text:s/>Nov 27, 2018 <text:span text:style-name="T2">5.75 miles </text:span><text:s/></text:p>
      <text:p text:style-name="P4">I ran on a treadmill in the Wise Center.</text:p>
      <text:p text:style-name="P7"><text:span text:style-name="T7">Warmup:</text:span><text:span text:style-name="T8"> <text:s/>2 miles, splits: 8:58 and 8:15. The second mile I went faster as I ran and ended at 7:41/mile pace. <text:s/>5 minute rest</text:span></text:p>
      <text:p text:style-name="P7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4444218" text:continue-numbering="true" text:style-name="L1">
        <text:list-item>
          <text:list>
            <text:list-header>
              <text:p text:style-name="P50">Warm down:<text:span text:style-name="T3"> 0.3 miles in 3 minutes and 0.25 mile jog outdoors.</text:span></text:p>
            </text:list-header>
          </text:list>
        </text:list-item>
      </text:list>
      <text:p text:style-name="P4"/>
      <text:p text:style-name="P4">Wed <text:s/>Nov 28, 2018 <text:span text:style-name="T2">5 miles </text:span><text:s/></text:p>
      <text:p text:style-name="P4">I ran on a treadmill in the Wise Center.</text:p>
      <text:p text:style-name="P7"><text:span text:style-name="T7">Warmup:</text:span><text:span text:style-name="T8"> <text:s/>2 miles, splits: 8:59 and 8:05. The second mile I went faster as I ran and ended at 6:59/mile pace. <text:s/>4 minute rest</text:span></text:p>
      <text:p text:style-name="P7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4437206" text:continue-numbering="true" text:style-name="L1">
        <text:list-item>
          <text:list>
            <text:list-header>
              <text:p text:style-name="P50">Warm down:<text:span text:style-name="T3"> 0.6 miles in 6 minutes </text:span></text:p>
            </text:list-header>
          </text:list>
        </text:list-item>
      </text:list>
      <text:p text:style-name="P4"/>
      <text:p text:style-name="P5"><text:span text:style-name="T3">Thur Nov 29, 2018 </text:span>4 miles<text:span text:style-name="T3"> <text:s/></text:span></text:p>
      <text:p text:style-name="P5">Run: <text:span text:style-name="T3"><text:s/>3 miles in 26:59 on a treadmill at the Wise Center, <text:s/>Approximate splits: 9:30, <text:s/>9:00, 8:30</text:span></text:p>
      <text:p text:style-name="P5">Warm down:<text:span text:style-name="T3"> <text:s/>½ mile in about 5:00 and ½ mile jog home</text:span></text:p>
      <text:p text:style-name="P4"/>
      <text:p text:style-name="P5"><text:span text:style-name="T3">Fri Nov 30, 2018 </text:span>no running<text:span text:style-name="T3"> </text:span></text:p>
      <text:p text:style-name="P4"/>
      <text:p text:style-name="P5">25.75 miles in the last week<text:span text:style-name="T3"> <text:s/></text:span></text:p>
      <text:p text:style-name="P4"/>
      <text:p text:style-name="P4"/>
      <text:p text:style-name="P4"/>
      <text:p text:style-name="P14"><text:soft-page-break/><text:span text:style-name="T3">Sat Dec 1, 2018 </text:span>4 miles<text:span text:style-name="T3"> </text:span></text:p>
      <text:p text:style-name="P14">Warmup:<text:span text:style-name="T3"> <text:s/>2 miles on a treadmill, splits: 8:59, 8:39 with last ¼ <text:s/>mile in 2:00, rested 5 minutes</text:span></text:p>
      <text:p text:style-name="P13"><text:span text:style-name="T2">Run:</text:span> 4 x 0.17 miles at 6:49/mile pace with a 0.23 mile jog before each run. The 0.17 mile runs each took 69.5 seconds. The jogs before each 0.17 mile run took about 2:50. </text:p>
      <text:p text:style-name="P14">Warmdown:<text:span text:style-name="T3"> <text:s/>0.4 miles in about 4 minutes</text:span></text:p>
      <text:p text:style-name="P13"/>
      <text:p text:style-name="P14"><text:span text:style-name="T3">Sun Dec 2, 2018 </text:span>4 miles<text:span text:style-name="T3"> <text:s/></text:span></text:p>
      <text:p text:style-name="P13">I walked and ran 4 miles on the Ernst Trail and averaged 11:55/mile. I walked about 0.1 miles at the beginning of each ½ mile. <text:s/>Walk/Run Ratio: 0.25</text:p>
      <text:p text:style-name="P13"/>
      <text:p text:style-name="P14"><text:span text:style-name="T3">Mon Dec 3, 2018 </text:span>4.5 miles<text:span text:style-name="T3"> </text:span></text:p>
      <text:p text:style-name="P14">Warmup:<text:span text:style-name="T3"> <text:s/>2 miles on a Wise Center treadmill, splits: 8:58, 8:27 with last ¼ <text:s/>mile in 1:55 </text:span></text:p>
      <text:p text:style-name="P13">and rested 5 minutes</text:p>
      <text:p text:style-name="P13"><text:span text:style-name="T2">Run:</text:span> 4 x 0.17 miles at 6:49/mile pace with a 0.23 mile jog before each run. The 0.17 mile runs each took 69.5 seconds. The jogs before each 0.17 mile run took about 2:40.</text:p>
      <text:p text:style-name="P13">pulse at the end of first run: 143, pulse at the end of fourth run: 153 </text:p>
      <text:p text:style-name="P14">Warmdown:<text:span text:style-name="T3"> <text:s/>0.4 miles in about 4 minutes and ½ mile jog home.</text:span></text:p>
      <text:p text:style-name="P13"/>
      <text:p text:style-name="P14"><text:span text:style-name="T3">Tues Dec 4, 2018 </text:span>4.5 miles<text:span text:style-name="T3"> <text:s/></text:span></text:p>
      <text:p text:style-name="P14">Warmup:<text:span text:style-name="T3"> <text:s/>½ mile jog to the Wise Center </text:span></text:p>
      <text:p text:style-name="P13">0.1 mile lead into 2 miles on a treadmill and rest 5 minutes, Splits for 2 mile 8:47, 8:27</text:p>
      <text:p text:style-name="P14">Run:<text:span text:style-name="T3"> 0.1 mile lead into a 1 mile run</text:span></text:p>
      <text:p text:style-name="P13">time for 1 mile: 7:22</text:p>
      <text:p text:style-name="P13">¼ mile splits: 1:52.5, 1:51.1, 1:49.8, 1:48.4</text:p>
      <text:p text:style-name="P13">pulse at the end of the mile: 157 <text:s/><text:span text:style-name="T2">Warm down:</text:span> <text:s/>0.4 mile on treadmill and 0.5 mile jog home </text:p>
      <text:p text:style-name="P13"/>
      <text:p text:style-name="P14"><text:span text:style-name="T3">Wed Dec 5, 2018 </text:span>4.75 miles</text:p>
      <text:p text:style-name="P13">I ran on the indoor track in the Wise Center.</text:p>
      <text:p text:style-name="P14">Run:<text:span text:style-name="T3"> <text:s/>3 x ½ mile and 1 x 1 mile with a ¼ mile jog between.</text:span></text:p>
      <text:p text:style-name="P13">Times: 4:27, 4:01, 4:24, (4:16 + 3:58) = 8:14</text:p>
      <text:p text:style-name="P14">Warm down:<text:span text:style-name="T3"> ½ mile jog on the track, rest 3 minutes, 1 mile on a treadmill in 8:59</text:span></text:p>
      <text:p text:style-name="P13"/>
      <text:p text:style-name="P14"><text:span text:style-name="T3">Thur Dec 6, 2018 </text:span>7.1 miles</text:p>
      <text:p text:style-name="P13">I ran on a treadmill in the Wise Center. <text:s text:c="2"/></text:p>
      <text:p text:style-name="P14">Warmup:<text:span text:style-name="T3"> 2 miles, splits: 9:28, 8:28, 8 minute rest</text:span></text:p>
      <text:p text:style-name="P14">Run:<text:span text:style-name="T3"> a 0.1 mile lead into a 5 mile run in 39:59, splits: 8:06, 8:00, 8:00, 8:00, 7:53</text:span></text:p>
      <text:p text:style-name="P14">Warm down:<text:span text:style-name="T3"> a 4 minute rest and ¼ mile jog on the indoor track <text:s text:c="2"/></text:span></text:p>
      <text:p text:style-name="P13"/>
      <text:p text:style-name="P13">Fri Dec 7, 2018 <text:span text:style-name="T2">3 miles</text:span> <text:s/></text:p>
      <text:p text:style-name="P13">I ran on the Wise Center indoor track. <text:s/>I always run wide on the track so each lap is 1/8 mile</text:p>
      <text:p text:style-name="P13"><text:span text:style-name="T2">Warmup:</text:span> 1 mile going faster with each lap, time: 9:29 <text:s/>and rest 3 minutes</text:p>
      <text:p text:style-name="P13"><text:span text:style-name="T2">Run:</text:span> <text:s/>8 x 1/8 mile with 1/8 mile jog after each, </text:p>
      <text:p text:style-name="P13">average time for runs: 57.8, last run: 51.3, average time for jogs: about 90s.</text:p>
      <text:p text:style-name="P13"/>
      <text:list xml:id="list881565111105382956" text:style-name="L2">
        <text:list-item>
          <text:list>
            <text:list-item>
              <text:p text:style-name="P51">miles in the last week</text:p>
              <text:p text:style-name="P55"><text:soft-page-break/>Sat Dec 8, 2018 <text:span text:style-name="T2">no running</text:span></text:p>
            </text:list-item>
          </text:list>
        </text:list-item>
      </text:list>
      <text:p text:style-name="P4"/>
      <text:p text:style-name="P4">Sun Dec 9, 2018 <text:span text:style-name="T2">9.5 miles </text:span></text:p>
      <text:p text:style-name="P4"><text:span text:style-name="T2">Warm up: </text:span>½ mile to the Wise Center in about 5 minutes, 1 mile on the indoor track in 8:53 and a 7 minute rest</text:p>
      <text:p text:style-name="P4"><text:span text:style-name="T2">Run:</text:span> On a treadmill, 10 x ½ mile with a ¼ mile jog before each run.</text:p>
      <text:p text:style-name="P4">Times for the runs: The first 6 in 4:00, the next 3 in 3:56.8 and the last one in 3:53.8</text:p>
      <text:p text:style-name="P4">Pulses at the end of each run 147, 148, 150, 151, 150, 150, 151, 151, 151, 152</text:p>
      <text:p text:style-name="P4">Times for the ¼ mile jogs before each run about 3 minutes.</text:p>
      <text:p text:style-name="P4"><text:span text:style-name="T2">Warm down:</text:span> <text:s/>½ mile in about 6 minutes</text:p>
      <text:p text:style-name="P8"><text:span text:style-name="T7">Note:</text:span><text:span text:style-name="T9"> The easiest run was the 6</text:span><text:span text:style-name="T5">th</text:span><text:span text:style-name="T9"> one. <text:s/></text:span></text:p>
      <text:p text:style-name="P4"/>
      <text:p text:style-name="P8"><text:span text:style-name="T9">Mon Dec 10, 2018 </text:span><text:span text:style-name="T7">3.5 miles</text:span><text:span text:style-name="T9"> <text:s/></text:span></text:p>
      <text:p text:style-name="P8"><text:span text:style-name="T7">Warmup:</text:span><text:span text:style-name="T9"> ½ mile to Wise Center</text:span></text:p>
      <text:p text:style-name="P8"><text:span text:style-name="T7">Run/walk:</text:span><text:span text:style-name="T9"> On indoor track, run 3/8 mile, walk 1/8 mile and repeat until 3 miles completed. <text:s/>Average pace: about 11:20/mile</text:span></text:p>
      <text:p text:style-name="P4"/>
      <text:p text:style-name="P8"><text:span text:style-name="T9">Tues Dec 11, 2018 </text:span><text:span text:style-name="T7">3.5 miles</text:span></text:p>
      <text:p text:style-name="P25">I ran and walked 3.5 miles on the Wise Center indoor track and averaged 10:57/mile.<text:tab/><text:tab/> <text:s text:c="11"/></text:p>
      <text:p text:style-name="P6">Using heart rate (HR) to evaluate level of fitness.</text:p>
      <text:p text:style-name="P6">(In my case I call this a “142 beats per minute test”.)</text:p>
      <text:p text:style-name="P6"/>
      <text:p text:style-name="P5">A runner's level of fitness varies with time. <text:s/>I use my heart rate to help evaluate my level of fitness. <text:s/>Lately while running on a treadmill and wearing a heart rate monitor, I do the following. </text:p>
      <text:list xml:id="list5553064579076623164" text:style-name="L3">
        <text:list-item>
          <text:p text:style-name="P52">Warm up with a mile at about 9:00 – 9:30/mile pace and rest a few minutes.</text:p>
        </text:list-item>
        <text:list-item>
          <text:p text:style-name="P52">Start running at about 8:35/mile pace and then adjust pace so that HR is </text:p>
          <text:list>
            <text:list-header>
              <text:p text:style-name="P52"><text:s text:c="10"/>HR0 = 142 +/- 1 bpm.</text:p>
            </text:list-header>
          </text:list>
        </text:list-item>
        <text:list-item>
          <text:p text:style-name="P52">Use a watch to record mile splits and stop running when the split exceeds <text:tab/>Tmax = 8:45</text:p>
        </text:list-item>
        <text:list-item>
          <text:p text:style-name="P52">The more miles I am able to run without reaching 8:45/mile, <text:s/>the better my <text:tab/>fitness.</text:p>
          <text:p text:style-name="P52">If another runner wants to perform the test mentioned above they will need to establish values for HR0 and Tmax in the following way. <text:s/></text:p>
          <text:p text:style-name="P54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61">2.<text:tab/>Next continue running but now adjust pace up and down in order to keep HR <text:tab/>near HR0. <text:s/>Record mile splits on a watch. <text:s/>The split for the 3rd mile is Tmax.</text:p>
          <text:p text:style-name="P62">Continued</text:p>
          <text:p text:style-name="P63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4"/>
      <text:p text:style-name="P16"/>
      <text:p text:style-name="P16"/>
      <text:p text:style-name="P16"/>
      <text:p text:style-name="P16"/>
      <text:p text:style-name="P18">Wed <text:s/>Dec 12, 2018 <text:span text:style-name="T2">5 miles</text:span></text:p>
      <text:p text:style-name="P19">I performed a 142 bpm test on a Wise Center treadmill. </text:p>
      <text:p text:style-name="P18"><text:span text:style-name="T2">Warmup: </text:span>1 mile in 9:27 and rested 6 minutes.</text:p>
      <text:p text:style-name="P19">Run: <text:span text:style-name="T3">4 miles continually adjusting pace so that my HR stayed near HR0=142 bpm.</text:span></text:p>
      <text:p text:style-name="P18">Mile Splits: 8:39, 8:38, 8:44, 8:46</text:p>
      <text:p text:style-name="P18">I stopped running after 4 miles because the fourth mile split was greater than Tmax=8:45.</text:p>
      <text:p text:style-name="P18"/>
      <text:p text:style-name="P18">Thur Dec 13, 2018 <text:span text:style-name="T2">6.5 miles</text:span></text:p>
      <text:p text:style-name="P18"><text:span text:style-name="T2">Warmup:</text:span> <text:s/>½ mile to Wise Center and rested a few minutes </text:p>
      <text:p text:style-name="P18">On a treadmill I ran 2 miles at various paces some as fast as 7:41/mile and rested 8:00.</text:p>
      <text:p text:style-name="P18">2 mile splits: 9:00, 8:26</text:p>
      <text:p text:style-name="P18"><text:span text:style-name="T2">Run:</text:span> <text:s/>¼ <text:s/>mile lead into a 3 mile run in 23:35 or 7:51.7/mile</text:p>
      <text:p text:style-name="P18">I ran the first 2.5 miles at 7:54/mile pace and then faster for the last ½ mile.</text:p>
      <text:p text:style-name="P18">Pulse at the end of each mile: 153, 156, 158 </text:p>
      <text:p text:style-name="P18"><text:span text:style-name="T2">Warm down:</text:span> <text:s/>¼ mile in about 2:30</text:p>
      <text:p text:style-name="P18"/>
      <text:p text:style-name="P18">Fri Dec 14, 2018 <text:span text:style-name="T2">3.5 miles</text:span> <text:s/></text:p>
      <text:p text:style-name="P18">3 miles on a treadmill at various paces averaging 9:00/mile and ½ mile jog home</text:p>
      <text:p text:style-name="P18"/>
      <text:list xml:id="list7141925431311127345" text:style-name="L4">
        <text:list-item>
          <text:list>
            <text:list-header>
              <text:p text:style-name="P57">31.5 miles in the last week</text:p>
            </text:list-header>
          </text:list>
        </text:list-item>
      </text:list>
      <text:p text:style-name="P4"/>
      <text:p text:style-name="P13"/>
      <text:p text:style-name="P13"><text:soft-page-break/>Sat Dec 15, 2018 <text:span text:style-name="T2">4 miles</text:span> <text:s text:c="2"/></text:p>
      <text:p text:style-name="P13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4">Run: <text:span text:style-name="T3"><text:s/>1.5 miles on a treadmill including:</text:span></text:p>
      <text:p text:style-name="P13">¼ mile at about 10:00mile</text:p>
      <text:p text:style-name="P13">¾ miles at 7:30/mile</text:p>
      <text:p text:style-name="P13">¼ mile at about 10:00/mile</text:p>
      <text:p text:style-name="P14">Warm down:<text:span text:style-name="T3"> <text:s/>½ mile jog home</text:span></text:p>
      <text:p text:style-name="P13"/>
      <text:p text:style-name="P14"><text:span text:style-name="T3">Sun Dec 16, 2018 </text:span>5.5 miles <text:span text:style-name="T3"><text:s/></text:span></text:p>
      <text:p text:style-name="P14">Warmup:<text:span text:style-name="T3"> <text:s/>½ mile to the Wise Center and rest a few minutes.</text:span></text:p>
      <text:p text:style-name="P13">1 mile on a treadmill in 9:07 and rest a few minutes.</text:p>
      <text:p text:style-name="P14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3"/>
      <text:p text:style-name="P14"><text:span text:style-name="T3">Mon Dec 17, 2018 </text:span>4.5 miles<text:span text:style-name="T3"> <text:s text:c="2"/></text:span></text:p>
      <text:p text:style-name="P14">Warmup:<text:span text:style-name="T3"> <text:s/>1 mile on a Wise Center treadmill in 9:03 running faster as I ran.</text:span></text:p>
      <text:p text:style-name="P13">Rested about 8 minutes.</text:p>
      <text:p text:style-name="P14">Run:<text:span text:style-name="T3"> <text:s/>2 x 0.75 miles at 7:30/mile pace, pulses at the end of each run were 152 and 153</text:span></text:p>
      <text:p text:style-name="P13">I jogged a ½ mile before each run and ½ mile after the second one.</text:p>
      <text:p text:style-name="P14">Warm down: <text:span text:style-name="T3">½ mile jog home</text:span></text:p>
      <text:p text:style-name="P13"/>
      <text:p text:style-name="P14"><text:span text:style-name="T3">Tues Dec 18, 2018 </text:span>5 miles</text:p>
      <text:p text:style-name="P14">Warmup:<text:span text:style-name="T3"> 1.5 miles on a Wise Center treadmill at various paces some as fast as 7:41/mile and averaging 8:45/mile, a 10 minute rest</text:span></text:p>
      <text:p text:style-name="P14">Run:<text:span text:style-name="T3"> <text:s/>3 x ½ mile and 1 x 1 mile. <text:s/>I lead into the first run with a ¼ mile in 2:30 and I ran a ¼ mile after each run in about 3:00. Time and pulse at the end of each run:</text:span></text:p>
      <text:p text:style-name="P13">4:00 (138 bpm), 3:57 (142 bpm), 3:51 (147 bpm), 7:30 (154 bpm)</text:p>
      <text:p text:style-name="P13"/>
      <text:p text:style-name="P13">Wed Dec 19, 2018 <text:span text:style-name="T2">5 miles</text:span> <text:s/></text:p>
      <text:p text:style-name="P13"><text:span text:style-name="T2">Warmup:</text:span> <text:s/>1 mile on a Wise Center treadmill in 9:00 going faster as I ran and ending at 7:41/mile, then a 4 minute rest</text:p>
      <text:p text:style-name="P13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3"/>
      <text:p text:style-name="P13">Thurs Dec 20, 2018 <text:span text:style-name="T2">2.5 miles</text:span> <text:s/>on very hilly roads averaging about 11:00/mile</text:p>
      <text:p text:style-name="P13"/>
      <text:p text:style-name="P13">Fri Dec 21, 2018 <text:span text:style-name="T2">4.5 miles</text:span></text:p>
      <text:p text:style-name="P13"><text:span text:style-name="T2">Warmup: </text:span><text:s/>2 miles on a Wise Center treadmill, splits: 9:00, 8:40 and rest 4 minutes</text:p>
      <text:p text:style-name="P13"><text:span text:style-name="T2">Run:</text:span> <text:s/>1 x 1 mile and 1 x ½ mile with ¼ mile jogs before the mile and after the ½ mile and ½ mile jog between the 2 runs. mile time: 7:52, ½ mile time: 3:40 </text:p>
      <text:p text:style-name="P14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3"><text:soft-page-break/>Sat Dec 29, 2018 <text:span text:style-name="T2">5.7 miles</text:span> </text:p>
      <text:p text:style-name="P13"><text:span text:style-name="T2">Warmup:</text:span> <text:s/>0.5 miles to the Sportcentrum VU and rest a few minutes</text:p>
      <text:list xml:id="list1658652388813471707" text:style-name="L5">
        <text:list-item>
          <text:list>
            <text:list-header>
              <text:p text:style-name="P48">1.5 miles on a treadmill, splits 8:58, 4:17 and rest about 5:00</text:p>
            </text:list-header>
          </text:list>
        </text:list-item>
      </text:list>
      <text:p text:style-name="P14">Run: <text:s/><text:span text:style-name="T3">0.1 mile lead into a 3.1 mile run, <text:s/>time for 3.1 miles: 23:48 or 7:40.6/mile</text:span></text:p>
      <text:p text:style-name="P13">Splits: 7:54, 7:44, 7:30, 0:40 Pulse at the end of 3.1 miles: <text:span text:style-name="T2">164 bpm</text:span></text:p>
      <text:p text:style-name="P14">Warm down: <text:span text:style-name="T3">0.1 mile on treadmill, rest a few minutes and 0.5 mile outside</text:span></text:p>
      <text:p text:style-name="P14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4"/>
      <text:p text:style-name="P14"><text:span text:style-name="T3">Sun Dec 30, 2018</text:span> 5.65 miles </text:p>
      <text:p text:style-name="P14">Warmup: <text:span text:style-name="T3">1 mile jog on roads and 1 mile on a Sportcentrum treadmill in 8:50,rest about 4:00</text:span></text:p>
      <text:p text:style-name="P14">Run:<text:span text:style-name="T3"> <text:s/>After a 0.15 mile lead in, I did a 3 mile 142 bpm test. </text:span></text:p>
      <text:p text:style-name="P13">Splits and pulses at the end of each mile: <text:s/>8:14 (142), 8:24 (142), 8:21 (142)</text:p>
      <text:p text:style-name="P13">Compare splits to those on Dec 19, 2018. On average they are slightly lower today.</text:p>
      <text:p text:style-name="P13"/>
      <text:p text:style-name="P13">Mon Dec 31, 2018 <text:span text:style-name="T2">no running - I ran 1596 miles in 2018</text:span></text:p>
      <text:p text:style-name="P13"/>
      <text:p text:style-name="P13">Tues Jan 1, 2018 <text:span text:style-name="T2">4.5 miles</text:span> <text:s/></text:p>
      <text:p text:style-name="P13"><text:span text:style-name="T2">Warmup:</text:span> ¼ mile</text:p>
      <text:p text:style-name="P13"><text:span text:style-name="T2">Run:</text:span> <text:s/>4 miles on bike paths, Time: 35:26 (8:51/mile), Splits: 8:52, 8:23, 9:05, 9:06</text:p>
      <text:p text:style-name="P14">Warm down: <text:span text:style-name="T3">¼ mile</text:span></text:p>
      <text:p text:style-name="P13"/>
      <text:p text:style-name="P14"><text:span text:style-name="T3">Wed Jan 2, 2019 </text:span>6 miles </text:p>
      <text:p text:style-name="P14">Warmup: <text:s/><text:span text:style-name="T3">½ mile to the Sportcentrun VU and rested a few minutes, 1 mile on a treadmill at various paces in 8:47 including some as fast as 7:47/mile, rested a few minutes</text:span></text:p>
      <text:p text:style-name="P14">Run:<text:span text:style-name="T3"> <text:s/>3 x 1 mile with a ¼ mile jog before each run and a ¼ mile jog at the end</text:span></text:p>
      <text:p text:style-name="P13">1 mile times and pulses at the end of each mile: </text:p>
      <text:p text:style-name="P13">7:58 (137 bpm), 7:43 (144 bpm), 7:20 (154 bpm) </text:p>
      <text:p text:style-name="P13"><text:span text:style-name="T2">Warm down: </text:span>½ mile outside</text:p>
      <text:p text:style-name="P14"><text:s text:c="2"/></text:p>
      <text:p text:style-name="P14"><text:span text:style-name="T3">Fri Jan 4, 2018</text:span> 4 miles <text:s text:c="2"/></text:p>
      <text:p text:style-name="P14">Warmup:<text:span text:style-name="T3"> ½ mi to the Sportcentrum VU, rested a few minutes, 1 mile on treadmill in 8:44 and rested about 3:00</text:span></text:p>
      <text:p text:style-name="P14">Run:<text:span text:style-name="T3"> <text:s/>¼ mile lead into a 2 mile run, Time 15:17, Splits: 7:50, 7:27</text:span></text:p>
      <text:p text:style-name="P13">My pulse stayed at 161 or 162 for the whole second mile.</text:p>
      <text:p text:style-name="P14">Warm down:<text:span text:style-name="T3"> <text:s/>½ mile jog outside</text:span></text:p>
      <text:p text:style-name="P14">Workouts lately seem easy. <text:s/>I want to check the calibration of the treadmill. <text:s/></text:p>
      <text:p text:style-name="P14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4292140087182869269" text:style-name="L6">
        <text:list-item>
          <text:list>
            <text:list-header>
              <text:p text:style-name="P45"/>
              <text:p text:style-name="P45">25.85 miles in the last week</text:p>
            </text:list-header>
          </text:list>
        </text:list-item>
      </text:list>
      <text:p text:style-name="P31"><text:soft-page-break/><text:span text:style-name="T3">Sat Jan 5, 2019</text:span> 4.25 miles</text:p>
      <text:p text:style-name="P32"><text:span text:style-name="T2">Warmup:</text:span> <text:s/>½ mile to the Sportcentrum VU, 1 mile on a treadmill in 8:45, rest about 3:00</text:p>
      <text:p text:style-name="P32"><text:span text:style-name="T2">Run:</text:span> <text:s/>0.05 mile lead into a 2 mile 142 bpm test,</text:p>
      <text:p text:style-name="P32">mile times and pulses at the end of each mile: 8:11 (142), 8:24 (142)</text:p>
      <text:p text:style-name="P32">Compare test to one on Dec 30</text:p>
      <text:p text:style-name="P31">Warm down: <text:span text:style-name="T3">0.2 mile on treadmill and ½ mile outside</text:span></text:p>
      <text:p text:style-name="P32"/>
      <text:p text:style-name="P31"><text:span text:style-name="T3">Sun Jan 6, 2019 </text:span>no running</text:p>
      <text:p text:style-name="P31"/>
      <text:p text:style-name="P31"><text:span text:style-name="T3">Mon Jan 7, 2019 </text:span>5.1 miles</text:p>
      <text:p text:style-name="P32"><text:span text:style-name="T2">Warmup:</text:span> <text:s/>½ mile on a bike path and 0.1 mile on a treadmill</text:p>
      <text:p text:style-name="P32"><text:span text:style-name="T2">Run:</text:span> <text:s/>4 miles on a Sportcentrum treadmill, </text:p>
      <text:p text:style-name="P32">Time: <text:s/>Splits and pulses: 8:55 (137 bpm), 8:27 (143 bpm), 8:32 (142 bpm), 7:34 (164 bpm)</text:p>
      <text:p text:style-name="P32">I ended the last mile a good deal under 7:00/mile pace and my pulse rose to 164 bpm.</text:p>
      <text:p text:style-name="P32"><text:span text:style-name="T2">Warm down:</text:span> <text:s/>½ mile on a bike path </text:p>
      <text:p text:style-name="P32"/>
      <text:p text:style-name="P32">Tues Jan 8, 2019 <text:span text:style-name="T2">3 miles </text:span></text:p>
      <text:p text:style-name="P32">I ran 1 mile and walked 2 miles on bike and walking paths in Amsterdam.</text:p>
      <text:p text:style-name="P32"/>
      <text:p text:style-name="P32">Wed Jan 9, 2019 <text:span text:style-name="T2">5.15 miles</text:span> <text:s/></text:p>
      <text:p text:style-name="P32"><text:span text:style-name="T2">Warmup:</text:span> <text:s/>½ miles to the Sportcentrum VU, rest about 5:00 and a 0.1 mile lead into a 1 mile on a treadmill, time for 1 mile: 8:50, about a 3 minute rest</text:p>
      <text:p text:style-name="P32"><text:span text:style-name="T2">Run:</text:span> <text:s/>0.1 mile lead into a 4 mile 142 bpm test,</text:p>
      <text:p text:style-name="P32">mile times and pulses at the end of each mile: 8:06 (143), 8:16 (141), 8:23 (142), 8:30 (142)</text:p>
      <text:p text:style-name="P32">This is the best recent result for a 142 bpm test. Compare today's splits to ones on Dec 12</text:p>
      <text:p text:style-name="P31">Warm down: <text:span text:style-name="T3">½ mile outside</text:span></text:p>
      <text:p text:style-name="P32"/>
      <text:p text:style-name="P32">Thur Jan 10, 2019 <text:span text:style-name="T2">3 miles </text:span></text:p>
      <text:p text:style-name="P32">I ran 1 mile and walked 2 miles on bike and walking paths in Amsterdam.</text:p>
      <text:p text:style-name="P32"/>
      <text:p text:style-name="P32">Fri Jan 11, 2019<text:span text:style-name="T2"> 9.15 miles </text:span><text:s/></text:p>
      <text:p text:style-name="P20"><text:span text:style-name="T2">Warm up: </text:span>½ mile to the Sportcentrum VU, and rest a few minutes,</text:p>
      <text:p text:style-name="P20">a 0.1 mile lead into 1 mile on a treadmill, time for mile 8:33, a 3 minute rest</text:p>
      <text:p text:style-name="P20"><text:span text:style-name="T2">Run:</text:span> On a treadmill, (¼ mile jogs before each run took about 3:00)</text:p>
      <text:p text:style-name="P20">3 x ½ mile with a ¼ mile jog before each run, Average time of 3 runs: 4:00</text:p>
      <text:p text:style-name="P20">3 x ½ mile with a ¼ mile jog before each run, Average time of 3 runs: 3:55</text:p>
      <text:p text:style-name="P20">1 x 2 mile with a ¼ mile jog before the 2 mile run, Mile splits for the 2 mile: 7:47, 7:26</text:p>
      <text:p text:style-name="P20">Pulses at the end of each run 142, 142, 143, 147, 149, 151, 162, </text:p>
      <text:p text:style-name="P20">Times for the ¼ mile jogs before each run about 3 minutes.</text:p>
      <text:p text:style-name="P20"><text:span text:style-name="T2">Warm down:</text:span> <text:s/>½ mile in about 6 minutes</text:p>
      <text:p text:style-name="P22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1"/>
      <text:p text:style-name="P21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3">Mon Jan 14, 2019 <text:span text:style-name="T2">3 miles </text:span></text:p>
      <text:p text:style-name="P33">I ran 1 mile and walked 2 miles on bike and walking paths in Amsterdam.</text:p>
      <text:p text:style-name="P33"/>
      <text:p text:style-name="P33">Tues Jan 15, 2019 <text:span text:style-name="T2">7 miles</text:span> <text:s/></text:p>
      <text:p text:style-name="P33"><text:span text:style-name="T2">Warmup:</text:span> <text:s/>1 mile on bike paths, rest about 7:00 and a 0.3 mile lead into a 142 bpm test</text:p>
      <text:p text:style-name="P33"><text:span text:style-name="T2">Run:</text:span> <text:s/>5 mile 142 bpm test,</text:p>
      <text:p text:style-name="P33">mile times and pulses at the end of each mile: 8:14 (142), 8:26 (142), 8:27 (142), 8:25 (142), 8:30 (142)</text:p>
      <text:p text:style-name="P34">Warm down: <text:span text:style-name="T3">0.2 miles on the treadmill</text:span> <text:span text:style-name="T3">and</text:span> <text:span text:style-name="T3">½ mile outside</text:span></text:p>
      <text:p text:style-name="P33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4"><text:soft-page-break/>Sat Jan 19, 2019 <text:span text:style-name="T2">3.9 miles</text:span></text:p>
      <text:p text:style-name="P4"><text:span text:style-name="T2">Warmup:</text:span> ½ mile to the Sportcentrum VU and rest a few minutes</text:p>
      <text:list xml:id="list1257045105449002974" text:style-name="L7">
        <text:list-item>
          <text:list>
            <text:list-header>
              <text:p text:style-name="P56">1.5 miles on a treadmill averaging about 8:45/mile and rest about 4 minutes</text:p>
              <text:p text:style-name="P53">Run:<text:span text:style-name="T3"> 0.15 mile lead into a 1mile run in 7:13, ¼ mile splits: 1:50, 1:50, 1:48, 1:45</text:span></text:p>
              <text:p text:style-name="P56">I ran the last 0.2 miles under 7:00/mile pace. Pulse at the end of run: 158 bpm</text:p>
              <text:p text:style-name="P53">Warmdown: <text:span text:style-name="T3">rest a few minutes and jog ¾ mile outside </text:span></text:p>
            </text:list-header>
          </text:list>
        </text:list-item>
      </text:list>
      <text:p text:style-name="P4"/>
      <text:p text:style-name="P5"><text:span text:style-name="T3">Sun Jan 20, 2019</text:span> no running </text:p>
      <text:p text:style-name="P4">We flew from Amsterdam to Pittsburgh.</text:p>
      <text:p text:style-name="P4"/>
      <text:p text:style-name="P4">Mon Jan 21, 2019 <text:span text:style-name="T2">no running</text:span> <text:s/></text:p>
      <text:p text:style-name="P4">We flew from Pittsburgh to Palm Springs California.</text:p>
      <text:p text:style-name="P4"/>
      <text:p text:style-name="P4">Tues Jan 22, 2019 <text:span text:style-name="T2">4.5 miles </text:span></text:p>
      <text:p text:style-name="P4">I ran on a ½ mile road loop in Palm Springs.</text:p>
      <text:p text:style-name="P5">Warmup: <text:span text:style-name="T3">¼ mile run and rest a few minutes</text:span></text:p>
      <text:p text:style-name="P5">Run:<text:span text:style-name="T3"> </text:span><text:s/><text:span text:style-name="T3">5</text:span> <text:span text:style-name="T3">x ½ mile with a four minute rest after each run</text:span></text:p>
      <text:p text:style-name="P4">Times for the ½ mile runs: 4:40, 4:07, 4:00, 4:04, 3:43</text:p>
      <text:p text:style-name="P5">Warm down: <text:span text:style-name="T3">1.75 mile jog</text:span></text:p>
      <text:p text:style-name="P4"/>
      <text:p text:style-name="P5"><text:span text:style-name="T3">Wed Jan 23, 2019 </text:span>6 miles<text:span text:style-name="T3"> <text:s/></text:span></text:p>
      <text:p text:style-name="P5">Warmup:<text:span text:style-name="T3"> <text:s/>3 mile jog on roads in Palm Springs and rest about 8 minutes</text:span></text:p>
      <text:p text:style-name="P4">This seemed to be a good warm up even though it did not include any fast running.</text:p>
      <text:p text:style-name="P5">Run:<text:span text:style-name="T3"> <text:s/>2 miles on the same ½ mile loop as yesterday Time: 15:57 or 7:59/mile</text:span></text:p>
      <text:p text:style-name="P5">½ mile splits:<text:span text:style-name="T3"> 4:11, 4:05, 4:00, 3:41</text:span></text:p>
      <text:p text:style-name="P5">Warm down:<text:span text:style-name="T3"> <text:s/>1 mile in about 11:00</text:span></text:p>
      <text:p text:style-name="P4"/>
      <text:p text:style-name="P5"><text:span text:style-name="T3">Thur Jan 24, 2019 </text:span>3.5 miles</text:p>
      <text:p text:style-name="P4">I ran on the same ½ mile loop that I have been using.</text:p>
      <text:p text:style-name="P4"><text:span text:style-name="T2">Warmup:</text:span> I walked and ran 2 miles averaging 11:20/mile. At the beginning of each ½ mile I walked about 0.1 miles. <text:s/>I rested about 4:00</text:p>
      <text:p text:style-name="P4"><text:span text:style-name="T2">Run:</text:span> <text:s/>2 x ½ mile with a ¼ mile jog between. <text:s/>½ mile times: 3:59, 4:20</text:p>
      <text:p text:style-name="P4"><text:span text:style-name="T2">Warm down:</text:span> <text:s/>¼ mile jog</text:p>
      <text:p text:style-name="P4"/>
      <text:p text:style-name="P4">Fri Jan 25, 2019 <text:s/><text:span text:style-name="T2">5.85 miles </text:span>on the same ½ mile loop</text:p>
      <text:p text:style-name="P4"><text:span text:style-name="T2">Warmup:</text:span> <text:s/>2 miles on the ½ mile loop, Splits: 9:05, 8:24 and rest about 4:00</text:p>
      <text:p text:style-name="P4"><text:span text:style-name="T2">Run:</text:span> <text:s/>9 x 0.17 with a 0.23 mile jog after each run, jogs at about 12:00/mile</text:p>
      <text:p text:style-name="P4">Times for the 0.17 mile runs: 68s, 70s, 72s, 70s, 68s, 66s, 70s, 69s, 65.6, <text:s/>Average: 68.6</text:p>
      <text:p text:style-name="P4">Average pace for the 9 runs: 6:44/mile, pace for last run: 6:26/mile.</text:p>
      <text:p text:style-name="P5">Warm down: <text:span text:style-name="T3">0.25 jog</text:span></text:p>
      <text:p text:style-name="P1"/>
      <text:p text:style-name="P2">Miles in the last week: 23.75</text:p>
      <text:p text:style-name="P17"><text:soft-page-break/><text:span text:style-name="T3">Sat Jan 26, 2019</text:span> 5.5 miles <text:s/><text:span text:style-name="T3">on the same ½ mile loop</text:span></text:p>
      <text:p text:style-name="P17">Run: <text:span text:style-name="T3">5 miles in 41:55 Average pace 8:23/mile</text:span></text:p>
      <text:p text:style-name="P16">Mile splits: 8:40, 8:36, 8:26, 8:15, 7:58</text:p>
      <text:p text:style-name="P17">Warm down:<text:span text:style-name="T3"> <text:s/>½ mile in about 6:00 </text:span></text:p>
      <text:p text:style-name="P16"/>
      <text:p text:style-name="P16">Sun Jan 27, 2019 <text:s/><text:span text:style-name="T2">6 miles <text:s/>A similar workout to 2 days ago</text:span></text:p>
      <text:p text:style-name="P16"><text:span text:style-name="T2">Warmup:</text:span> <text:s/>2 miles on the ½ mile loop, Splits: 9:04, 8:27 and rest about 4:00</text:p>
      <text:p text:style-name="P16"><text:span text:style-name="T2">Run:</text:span> <text:s/>9 x 0.17 with a 0.23 mile jog after each run, jogs at about 12:00/mile</text:p>
      <text:p text:style-name="P16">Times for the 0.17 mile runs: 65s, 72s, 68s, 69s, 66s, 70s, 72s, 66s, 63.8 <text:s/>Average: 67.6</text:p>
      <text:p text:style-name="P16">Average pace for the 9 runs: 6:38/mile, pace for last run: 6:15/mile.</text:p>
      <text:p text:style-name="P16"><text:span text:style-name="T2">Warm down:</text:span> 0.6 jog</text:p>
      <text:p text:style-name="P16"/>
      <text:p text:style-name="P16">Mon Jan 28, 2019 <text:span text:style-name="T2">no running, We <text:s/>flew home.</text:span></text:p>
      <text:p text:style-name="P17"/>
      <text:p text:style-name="P16">Tues Jan 29, 2019 <text:span text:style-name="T2">3 miles</text:span></text:p>
      <text:p text:style-name="P16">I ran 3 miles on a Wise Center treadmill in 27:01. Splits: 9:28, 8:53, 8:40</text:p>
      <text:p text:style-name="P16"/>
      <text:p text:style-name="P16">Wed Jan 30, 2019 <text:span text:style-name="T2">no running </text:span></text:p>
      <text:p text:style-name="P16">The windchill was below zero and the Wise Center was closed. </text:p>
      <text:p text:style-name="P16"/>
      <text:p text:style-name="P16">Thur Jan 31, 2019 <text:span text:style-name="T2">no running </text:span></text:p>
      <text:p text:style-name="P16">The windchill was below zero and the Wise Center was closed. <text:s text:c="2"/></text:p>
      <text:p text:style-name="P16"/>
      <text:p text:style-name="P16">Fri Feb 1, 2019 <text:span text:style-name="T2">4.5 miles </text:span></text:p>
      <text:p text:style-name="P16"><text:span text:style-name="T2">Run:</text:span> <text:s/>I ran 4 miles on a Wise Center treadmill in 33:48 or 8:27/mile.</text:p>
      <text:p text:style-name="P16">Splits: 8:58, 8:28, 8:02, 8:20</text:p>
      <text:p text:style-name="P16">Pulse after 3 miles: 154, Pulse after 4 miles 152</text:p>
      <text:p text:style-name="P16"><text:span text:style-name="T2">Warm down:</text:span> <text:s/>A few minutes rest and a ½ mile jog on the indoor track</text:p>
      <text:p text:style-name="P16"/>
      <text:p text:style-name="P17">Miles in the last week: 19</text:p>
      <text:p text:style-name="P17"/>
      <text:p text:style-name="P17"/>
      <text:p text:style-name="P17"/>
      <text:p text:style-name="P17"/>
      <text:p text:style-name="P17"/>
      <text:p text:style-name="P16"><text:soft-page-break/>Sat Feb 2, 2019 <text:span text:style-name="T2">4.6 miles</text:span></text:p>
      <text:p text:style-name="P16"><text:span text:style-name="T2">Run and walk:</text:span> on the Wise Center indoor track, <text:s/>I ran 3/8 mile, walked 1/8 mile and repeated until I reached 4 miles in 42:46.</text:p>
      <text:p text:style-name="P16">Mile splits: 10:59, 10:48, 10:35, 10:24</text:p>
      <text:p text:style-name="P16"><text:span text:style-name="T2">Warm down:</text:span> <text:s/>0.6 mile walk</text:p>
      <text:p text:style-name="P17"/>
      <text:p text:style-name="P16">Sun Feb 3, 2019 <text:span text:style-name="T2">2 miles </text:span><text:s/></text:p>
      <text:p text:style-name="P16">I ran 2 miles on hilly roads in about 22 minutes.</text:p>
      <text:p text:style-name="P16"/>
      <text:p text:style-name="P16">Mon Feb 4, 2019 <text:span text:style-name="T2">5 miles</text:span> <text:s/></text:p>
      <text:p text:style-name="P17">Warmup: <text:span text:style-name="T3">½ mile run to the Wise Center</text:span></text:p>
      <text:p text:style-name="P17">Run:<text:span text:style-name="T3"> 4 miles on a treadmill in 36:00, each mile was close to 9:00</text:span></text:p>
      <text:p text:style-name="P17">Warm down: <text:span text:style-name="T3">½ mile home</text:span></text:p>
      <text:p text:style-name="P16"/>
      <text:p text:style-name="P17"><text:span text:style-name="T3">Tues Feb 5, 2019 </text:span>5 miles<text:span text:style-name="T3"> <text:s/></text:span></text:p>
      <text:p text:style-name="P17">Warmup: <text:span text:style-name="T3">½ mile run to the Wise Center</text:span></text:p>
      <text:p text:style-name="P17">Run and walk:<text:span text:style-name="T3"> 4.5 miles on the indoor track in 50:18 or 11:11/mile</text:span></text:p>
      <text:p text:style-name="P16">I walked about 75 yards during each half mile.</text:p>
      <text:p text:style-name="P16"/>
      <text:p text:style-name="P16">Wed Feb 6, 2019 <text:span text:style-name="T2">5.05 miles</text:span> </text:p>
      <text:p text:style-name="P17">Warmup: <text:span text:style-name="T3">2 miles on a Wise Center treadmill in 18:01, Final pulse:135, <text:s/>rest 3:00</text:span></text:p>
      <text:p text:style-name="P16"><text:span text:style-name="T2">Run:</text:span> 7 x 0.15 miles with a ¼ mile jog before each run, each 0.15 mile run took 63 seconds which corresponds to 6:59/mile pace. <text:s/>These runs felt relatively easy.</text:p>
      <text:p text:style-name="P16">Pulse after first run:150, pulse after seventh one: 157 <text:s/></text:p>
      <text:p text:style-name="P16">The ¼ mile jogs took about 3:00</text:p>
      <text:p text:style-name="P17">Warm down: <text:span text:style-name="T3">¼ mile jog</text:span></text:p>
      <text:p text:style-name="P16"/>
      <text:p text:style-name="P17"><text:span text:style-name="T3">Thur Feb 7, 2019 </text:span>5 miles<text:span text:style-name="T3"> <text:s/></text:span></text:p>
      <text:p text:style-name="P16">I ran and walked 5 miles on slightly hilly roads and averaged 11:11/mile.</text:p>
      <text:p text:style-name="P16">I walked about 0.05 miles during each half mile.</text:p>
      <text:p text:style-name="P16"/>
      <text:p text:style-name="P16">Fri Feb 8, 2019 <text:span text:style-name="T2">no running</text:span></text:p>
      <text:p text:style-name="P16"/>
      <text:p text:style-name="P17">In the last week 26.65 miles</text:p>
      <text:p text:style-name="P4"/>
      <text:p text:style-name="P4"><text:soft-page-break/>Sat Feb 9, 2019 <text:span text:style-name="T2">4.2 miles</text:span> </text:p>
      <text:p text:style-name="P4"><text:span text:style-name="T2">Warmup:</text:span> <text:s/>I ran 2 miles on a Wise Center treadmill. Splits: 8:59, 8:41, 9 minutes rest</text:p>
      <text:p text:style-name="P5">Run: <text:span text:style-name="T3">0.2 mile lead into a 1 mile run. Time for the mile: 7:36</text:span></text:p>
      <text:p text:style-name="P4">I started running at 7:47/mile pace and ended at 6:40/mile pace. Ending pulse: 160</text:p>
      <text:p text:style-name="P5">Warm down:<text:span text:style-name="T3"> 1mile in 9:51 going faster as I ran </text:span></text:p>
      <text:p text:style-name="P4"/>
      <text:p text:style-name="P5"><text:span text:style-name="T3">Sun Feb 10, 2019 </text:span>no running<text:span text:style-name="T3"> </text:span></text:p>
      <text:p text:style-name="P4">I injured my right knee slightly picking up something while in an awkward position.</text:p>
      <text:p text:style-name="P4"/>
      <text:p text:style-name="P5"><text:span text:style-name="T3">Mon Feb 11, 2019 </text:span>4 miles<text:span text:style-name="T3"> <text:s/></text:span></text:p>
      <text:p text:style-name="P4">My right knee is a still somewhat sore. </text:p>
      <text:p text:style-name="P5">Warmup:<text:span text:style-name="T3"> I massaged my right leg </text:span></text:p>
      <text:p text:style-name="P5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5"/>
      <text:p text:style-name="P4">Tues Feb 12, 2019 <text:span text:style-name="T2">4 miles</text:span></text:p>
      <text:p text:style-name="P4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7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4"/>
      <text:p text:style-name="P7"><text:span text:style-name="T8">Wed Feb 13, 2019 </text:span><text:span text:style-name="T7">4.25 miles</text:span><text:span text:style-name="T8"> </text:span></text:p>
      <text:p text:style-name="P4">My right knee continues to improve. I am still massaging the vastus madialis muscle. </text:p>
      <text:p text:style-name="P5">Warmup: <text:span text:style-name="T3">1 mile on a Wise Center treadmill in about 9:00 and rested 4 minutes </text:span></text:p>
      <text:p text:style-name="P5">Run: <text:span text:style-name="T3">4 x ½ mile in 4:13.5 with a ¼ mile jog before each run. Jogs were in about 3:00.</text:span></text:p>
      <text:p text:style-name="P5">Warm down: <text:span text:style-name="T3">¼ mile jog</text:span></text:p>
      <text:p text:style-name="P4"/>
      <text:p text:style-name="P5"><text:span text:style-name="T3">Thur Feb 14, 2019 </text:span>no running</text:p>
      <text:p text:style-name="P5"/>
      <text:p text:style-name="P4">Fri Feb 15, 2019 <text:span text:style-name="T2">5.3 miles</text:span> <text:s/></text:p>
      <text:p text:style-name="P5">Warmup: <text:span text:style-name="T3">1 mile jog on a hilly road.</text:span></text:p>
      <text:p text:style-name="P5">Run:<text:span text:style-name="T3"> 4 x ½ mile uphill (6% grade) with ½ mile down the same hill after each run</text:span></text:p>
      <text:p text:style-name="P5">Uphill times and final pulses: <text:span text:style-name="T3"><text:s/>5:37 (146),</text:span> <text:span text:style-name="T3">5:26 (151), 5:02 (161), 4:52 (164)</text:span></text:p>
      <text:p text:style-name="P5">Average uphill pace: <text:span text:style-name="T3">10:28/mile </text:span>Average down hill pace: <text:span text:style-name="T3">9:50/mile</text:span></text:p>
      <text:p text:style-name="P5">Warm down: <text:span text:style-name="T3">0.3 mile jog</text:span></text:p>
      <text:p text:style-name="P4"/>
      <text:p text:style-name="P5">In the last week: 21.75 miles</text:p>
      <text:p text:style-name="P13"><text:soft-page-break/>Sat Feb 16, 2019 <text:span text:style-name="T2">5.25 miles </text:span><text:s/></text:p>
      <text:p text:style-name="P14">Warmup: <text:span text:style-name="T3">½ mile to the Wise Center and rest a few minutes</text:span></text:p>
      <text:p text:style-name="P13">1.5 miles on a treadmill averaging 9:00/mile</text:p>
      <text:list xml:id="list4937904399837393693" text:style-name="L8">
        <text:list-item>
          <text:list>
            <text:list-header>
              <text:p text:style-name="P46">Run:<text:span text:style-name="T3"> 5 x ½ mile on a treadmill with ¼ mile jogs before each run </text:span></text:p>
              <text:p text:style-name="P49">Times and pulses at the end of each run:</text:p>
            </text:list-header>
          </text:list>
        </text:list-item>
      </text:list>
      <text:p text:style-name="P13">4:00 (147), 3:56.8 (153), 3:53.8 (158), 3:50.8 (160), 3:45 (163)</text:p>
      <text:p text:style-name="P13">The ¼ mile jogs took about 3 minutes. <text:s text:c="2"/><text:span text:style-name="T2">Warm down:</text:span> <text:s/>¼ mile jog</text:p>
      <text:p text:style-name="P13"/>
      <text:p text:style-name="P14"><text:span text:style-name="T3">Sun Feb 17, 2019 </text:span>5.05 miles<text:span text:style-name="T3"> <text:s text:c="2"/></text:span></text:p>
      <text:p text:style-name="P14">Warmup:<text:span text:style-name="T3"> <text:s/>½ mile to the Wise Center and rest a few minutes</text:span></text:p>
      <text:p text:style-name="P14">Run on the indoor track:<text:span text:style-name="T3"> <text:s/>2 miles, Splits: 9:36, 9:07 and rest 6 minutes</text:span></text:p>
      <text:p text:style-name="P14">Run on a treadmill:<text:span text:style-name="T3"> a 0.05 jog lead into a 2 mile run, Splits: 8:49, 7:55</text:span></text:p>
      <text:p text:style-name="P13">I started the second mile running at 8:08/mile and ended at 7:24/mile. </text:p>
      <text:p text:style-name="P13">My pulse rose to 157 bpm. <text:s text:c="2"/><text:span text:style-name="T2">Warm down:</text:span> ½ mile at about 10:00/mile</text:p>
      <text:p text:style-name="P13"/>
      <text:p text:style-name="P14"><text:span text:style-name="T3">Mon Feb 18, 2019 </text:span>no running<text:span text:style-name="T3"> <text:s/></text:span></text:p>
      <text:p text:style-name="P13"/>
      <text:p text:style-name="P14"><text:span text:style-name="T3">Tues Feb 19, 2019 </text:span>5.9 miles<text:span text:style-name="T3"> <text:s/>on a Wise Center treadmill.</text:span></text:p>
      <text:p text:style-name="P14">Warmup:<text:span text:style-name="T3"> <text:s/>1.5 miles averaging 9:00/mile and a 4 minute rest</text:span></text:p>
      <text:p text:style-name="P14">Run:<text:span text:style-name="T3"> I ran a 4 mile 142 bpm test. <text:s/>(See Tues Dec 11, 2018)</text:span></text:p>
      <text:p text:style-name="P13">After a 0.1mile lead in, I ran 4 miles while keeping my heart rate at 142 bpm.</text:p>
      <text:p text:style-name="P13">Mile splits and pulses at the end of each mile:</text:p>
      <text:p text:style-name="P13">8:15 (142), 8:30 (142), 8:33 (142), 8:38 (143)</text:p>
      <text:p text:style-name="P13">Today my splits were slightly slower than in Amsterdam on Dec 30 <text:s/>and Jan 9, Jan 15.</text:p>
      <text:p text:style-name="P13">Also ½ mile pulses 3 days ago were higher than in Amsterdam <text:s/>on Dec 18,</text:p>
      <text:p text:style-name="P13">Treadmill calibrations were different or the fast runs I have been doing has tired my some.</text:p>
      <text:p text:style-name="P13"/>
      <text:p text:style-name="P13">Wed Feb 20, 2019 <text:span text:style-name="T2">4.85 miles</text:span> <text:s/></text:p>
      <text:p text:style-name="P13"><text:span text:style-name="T2">Run: </text:span>On a Wise Center treadmill: 4 mile run, Average pace: 8:32/mi</text:p>
      <text:p text:style-name="P13">Splits: 8:56, 8:44, 8:30, (4:09+3:49) = 7:58 </text:p>
      <text:p text:style-name="P13">Pace at end of run 7:14/mi, Pulse at end of 4 mile run 158 bpm</text:p>
      <text:p text:style-name="P13"><text:span text:style-name="T2">Warm down:</text:span> <text:s/>½ mile on the treadmill in about 5 min and 0.35 mile jog outside</text:p>
      <text:p text:style-name="P13"/>
      <text:p text:style-name="P13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3"/>
      <text:p text:style-name="P4">Fri Feb 22, 2019 <text:span text:style-name="T2">5.1 miles </text:span>on a Wise Center Treadmill (Compare to Feb 6, 2019)</text:p>
      <text:p text:style-name="P5">Warmup: 1.5 miles<text:span text:style-name="T3"> in 13:29 Final pulse:128, <text:s/>rest 4:00</text:span></text:p>
      <text:p text:style-name="P4"><text:span text:style-name="T2">Run:</text:span> 7 x 0.15 miles and 1 x 0.3 miles with a ¼ mile jog before each run, each 0.15 mile run took 62 seconds and the 0.3 miles took 2:04, i.e. all at 6:54/mile pace. <text:s/></text:p>
      <text:p text:style-name="P4">Pulse after first run:147, pulse after seventh run: 152, <text:s/>pulse after 0.3 mile run: 154 bpm </text:p>
      <text:p text:style-name="P4">The ¼ mile jogs took about 3:00 <text:s/><text:span text:style-name="T2">Warm down:</text:span> ¼ miles in about 3:00.</text:p>
      <text:p text:style-name="P5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3"><text:soft-page-break/>Sat March 2, 2019 <text:span text:style-name="T2">4.05 miles </text:span><text:s/></text:p>
      <text:p text:style-name="P23"><text:span text:style-name="T2">Run:</text:span> <text:s/>1.3 miles on a treadmill including 1 mile in 8:59 and ¼ mile in 2:00,</text:p>
      <text:p text:style-name="P23">a few minute rest and 1 mile run on the indoor track in (4:40 + 4:03) = 8:43 and a ¾ mile walk with Mary Jane</text:p>
      <text:p text:style-name="P24">On a recumbent stationary bike: <text:span text:style-name="T3">a 100 calorie ride on level 12 in 9:43</text:span></text:p>
      <text:p text:style-name="P23"/>
      <text:p text:style-name="P24"><text:span text:style-name="T3">Sun March 3, 2019 </text:span>5.5 miles<text:span text:style-name="T3"> </text:span></text:p>
      <text:p text:style-name="P24">Run:<text:span text:style-name="T3"> <text:s/>On a Wise Center treadmill 5 miles in 44:18 or 8:52/mile,</text:span></text:p>
      <text:p text:style-name="P23">Splits: 9:29, 9:01, 8:55, 8:30, 8:23, Final pulse: 148 bpm</text:p>
      <text:p text:style-name="P23">My pulse was unexpectedly high during the run and I felt more tired than usual. Also I think I may be starting a cold.</text:p>
      <text:p text:style-name="P24">Warmdown:<text:span text:style-name="T3"> ½ mile in about 5:00 </text:span></text:p>
      <text:p text:style-name="P23"/>
      <text:p text:style-name="P24"><text:span text:style-name="T3">Mon March 4, 2019</text:span> no running<text:span text:style-name="T3">, <text:s text:c="2"/>I have a cold with chest congestion.</text:span></text:p>
      <text:p text:style-name="P23"/>
      <text:p text:style-name="P24"><text:span text:style-name="T3">Tues March 5, 2019 </text:span>no running,<text:span text:style-name="T3"> <text:s text:c="2"/>My cold is somewhat better. </text:span></text:p>
      <text:p text:style-name="P23"/>
      <text:p text:style-name="P23">Wed March 6, 2019 <text:span text:style-name="T2">no running, <text:s/></text:span><text:s text:c="2"/></text:p>
      <text:p text:style-name="P23"/>
      <text:p text:style-name="P23">Thur March 7, 2019 <text:span text:style-name="T2">4.1 miles</text:span> </text:p>
      <text:p text:style-name="P23">On the Wise Center indoor track: 1 mile in (4:55 +4:35) = 9:30, rest a few minutes</text:p>
      <text:p text:style-name="P23">¼ mile in 1:59 and jog ¼ mile.</text:p>
      <text:p text:style-name="P23">On a treadmill: 0.1 mile lead into a 2 mile run, Splits 8:55, 8:19</text:p>
      <text:p text:style-name="P23">½ mile in about 5:00</text:p>
      <text:p text:style-name="P23"/>
      <text:p text:style-name="P23">Fri March 8, 2019 <text:span text:style-name="T2">4.5 miles</text:span> <text:s/></text:p>
      <text:p text:style-name="P23">I was going to run 5 miles as I did last Sunday but I stopped at 4 miles because I felt noticably more tired than I did last Sunday. <text:s/>The cold I have had since then has taken some energy out of me.</text:p>
      <text:p text:style-name="P24">Run:<text:span text:style-name="T3"> <text:s/>On a Wise Center treadmill 4 miles in 35:48 or 8:57/mile,</text:span></text:p>
      <text:p text:style-name="P23">Splits: 9:31, 8:59, 8:54, 8:22 Final pulse: 147 bpm</text:p>
      <text:p text:style-name="P24">Warmdown:<text:span text:style-name="T3"> rested a few minutes and ½ mile in about 5:00 </text:span></text:p>
      <text:p text:style-name="P23"/>
      <text:p text:style-name="P24">I the past week: 18.15 miles</text:p>
      <text:p text:style-name="P24"/>
      <text:p text:style-name="P24"/>
      <text:p text:style-name="P24"/>
      <text:p text:style-name="P18"><text:soft-page-break/>Sat March 9, 2019 <text:span text:style-name="T2">7.5 miles</text:span> </text:p>
      <text:p text:style-name="P19">On a Wise Center Treadmill:</text:p>
      <text:p text:style-name="P18">1 mile in 8:58 and rest 3 minutes</text:p>
      <text:p text:style-name="P18">4 x ½ mile with a ¼ mile jog before each run. Jogs were in about 3:00.</text:p>
      <text:p text:style-name="P18">Times and pulses at the end of <text:s/>½ miles: <text:s/></text:p>
      <text:p text:style-name="P18">4:00 (145), 4:00 (148), 4:00 (152), 3:49 (156)</text:p>
      <text:p text:style-name="P18">1 mile in about 10 minutes and rest a few minutes</text:p>
      <text:p text:style-name="P18"><text:span text:style-name="T2">On the indoor track: </text:span>1 mile of walking and running</text:p>
      <text:p text:style-name="P19">Outside: <text:span text:style-name="T3">1.5 miles including ½ mile uphill in just under 5:00</text:span></text:p>
      <text:p text:style-name="P18">I felt a lot better than yesterday. The effects of my cold are getting less.</text:p>
      <text:p text:style-name="P18"/>
      <text:p text:style-name="P18">Sun March 10, 2019 <text:s/><text:span text:style-name="T2">5 miles</text:span> <text:s/></text:p>
      <text:p text:style-name="P18">I ran 5 miles on a Wise Center treadmill. </text:p>
      <text:p text:style-name="P18">Time: <text:s/>47:30, <text:s/>Every mile was about 9:30.</text:p>
      <text:p text:style-name="P18">Pulses at the end of each mile: 121, 125, 129, 131, 133 bpm</text:p>
      <text:p text:style-name="P18"/>
      <text:p text:style-name="P18">Mon March 11, 2019 <text:span text:style-name="T2">5.5 miles</text:span> <text:s/></text:p>
      <text:p text:style-name="P18"><text:span text:style-name="T2">Warmup:</text:span> ½ mile jog to the Wise Center, 1 mile on a treadmill in 9:00, 4:00 rest</text:p>
      <text:p text:style-name="P18"><text:span text:style-name="T2">Run:</text:span> <text:s/>After a 0.1 mile lead in, I did a 142 bpm test. </text:p>
      <text:p text:style-name="P18">I held my pulse near 142 bpm and ran 3 miles.</text:p>
      <text:p text:style-name="P18">Mile times and pulses: 8:10 (142), 8:32 (142), 8:43 (142) </text:p>
      <text:p text:style-name="P18">My times were slower today than for previous 142 bpm tests.</text:p>
      <text:p text:style-name="P18"><text:span text:style-name="T2">Warmdown:</text:span> 0.4 miles treadmill warm down in 4:00 and ½ mile jog home</text:p>
      <text:p text:style-name="P18"/>
      <text:p text:style-name="P19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8"><text:soft-page-break/>Tues March 12, 2019 <text:span text:style-name="T2">3 miles </text:span></text:p>
      <text:p text:style-name="P18">On a recumbent bike in the Wise Center:</text:p>
      <text:p text:style-name="P18">200 calorie ride with the weight setting at 127 pounds and the level at 12</text:p>
      <text:p text:style-name="P18">Time for 200 calories: 19:25, Final heart rate: 110 bpm</text:p>
      <text:p text:style-name="P18">After a 4:00 rest I did a 100 calorie ride.</text:p>
      <text:p text:style-name="P18">Time for 100 calories: 8:56, Final heart rate: 128</text:p>
      <text:p text:style-name="P18">I take 300 calories expended while riding as equivalent to 3 miles of running.</text:p>
      <text:p text:style-name="P18"/>
      <text:p text:style-name="P18">Wed March 13, 2019 <text:span text:style-name="T2">5.25 miles</text:span></text:p>
      <text:p text:style-name="P18"><text:span text:style-name="T2">Warmup:</text:span> ½ mile run down to the Wise Center and rest a few minutes</text:p>
      <text:p text:style-name="P19">On recumbent bike: <text:span text:style-name="T3">300 calorie ride, weight set at 127 lbs and level at 12.</text:span></text:p>
      <text:p text:style-name="P18">Time for 300 calories: <text:s/>27:58 </text:p>
      <text:p text:style-name="P18">After a 4:00 rest I did a 100 calorie ride.</text:p>
      <text:p text:style-name="P18">Time for 100 calories: 8:03, Final heart rate: 162</text:p>
      <text:p text:style-name="P18">I take 400 calories expended while riding as equivalent to 4 miles of running.</text:p>
      <text:p text:style-name="P19">Warm down: <text:span text:style-name="T3">25 calorie ride, rest a few minutes and ½ mile jog home</text:span></text:p>
      <text:p text:style-name="P18"/>
      <text:p text:style-name="P19"><text:span text:style-name="T3">Thur March 14, 2019 </text:span>3 miles<text:span text:style-name="T3"> on a Wise Center recumbent bike (127 lbs, level 12)</text:span></text:p>
      <text:p text:style-name="P19">Warm up: <text:s/><text:span text:style-name="T3">100 calorie ride in 9:50</text:span></text:p>
      <text:p text:style-name="P19">On bike: <text:span text:style-name="T3">4 x 25 calorie ride with a 25 calorie slow ride after each. The slow rides were all in about 2:40. <text:s/></text:span></text:p>
      <text:p text:style-name="P18">Times and pulses after the 4 fast rides: 2:17(128), 1:57(133), 2:03(143), 1:58(149) I take 300 calories expended while riding as equivalent to 3 miles of running.</text:p>
      <text:p text:style-name="P18"/>
      <text:p text:style-name="P18">Fri March 15, 2019 <text:span text:style-name="T2">6 miles</text:span> <text:s/></text:p>
      <text:p text:style-name="P18">I ran and walked 6 miles on hilly roads and averaged 11:41/mile.</text:p>
      <text:p text:style-name="P18">I walked about 0.1 miles and ran about 0.4 miles during each ½ mile.</text:p>
      <text:p text:style-name="P18"/>
      <text:p text:style-name="P19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3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  <text:p text:style-name="P1"><text:soft-page-break/>Sat March 23, 2019 <text:span text:style-name="T2">6 miles </text:span></text:p>
      <text:p text:style-name="P1">I ran on hilly Limber Rd. <text:s/>Average pace: 10:46/mile</text:p>
      <text:p text:style-name="P1"/>
      <text:p text:style-name="P1">Sun March 23, 2019 <text:span text:style-name="T2">6.5 miles</text:span> <text:s text:c="2"/></text:p>
      <text:p text:style-name="P1">I ran 6.5 miles on hilly roads. Average pace: 10:31/mile</text:p>
      <text:p text:style-name="P1"/>
      <text:p text:style-name="P1">Mon March 25, 2019 <text:span text:style-name="T2">4 miles</text:span> <text:s/></text:p>
      <text:p text:style-name="P1"><text:span text:style-name="T2">Run and walk:</text:span> 4 miles on the Wise Center indoor track</text:p>
      <text:p text:style-name="P1">I walked 110 yards at the beginning of each half mile. </text:p>
      <text:p text:style-name="P1">Average pace: about 11:00/mile, Running pace: about 10:30/mile, </text:p>
      <text:p text:style-name="P1">Walking pace: about 14:50/mile</text:p>
      <text:p text:style-name="P1"/>
      <text:p text:style-name="P1">Tues March 26, 2019 <text:span text:style-name="T2">no running</text:span> </text:p>
      <text:p text:style-name="P1"/>
      <text:p text:style-name="P1">Wed March 27, 2019 <text:span text:style-name="T2">5.5 miles</text:span></text:p>
      <text:p text:style-name="P1"><text:span text:style-name="T2">Run:</text:span> With no warmup I ran 5 miles on a Wise Center treadmill. <text:s/>My pulse was higher than expected throughout the run. <text:s/>This might be because I had no warmup or maybe it was because I was using heavier shoes today.</text:p>
      <text:p text:style-name="P1">Mile splits and pulses: 9:00 (140), 8:44 (151), 8:27 (160), 8:12 (164), 7:59 (165)</text:p>
      <text:p text:style-name="P1">Average pace: 8:28/mile</text:p>
      <text:p text:style-name="P2">Warm down: <text:s/><text:span text:style-name="T3">½ mile in about 5:00</text:span></text:p>
      <text:p text:style-name="P1"/>
      <text:p text:style-name="P1">Thurs March 28, 2019 <text:span text:style-name="T2">2.5 miles</text:span> </text:p>
      <text:p text:style-name="P1"><text:span text:style-name="T2">Run and walk:</text:span> 2.5 miles on the Wise Center indoor track</text:p>
      <text:p text:style-name="P1">I walked 55 yards at the beginning of each half mile. </text:p>
      <text:p text:style-name="P1">Average pace: about 10:45/mile, Running pace: about 10:30/mile, </text:p>
      <text:p text:style-name="P1">Walking pace: about 14:50/mile</text:p>
      <text:p text:style-name="P1"/>
      <text:p text:style-name="P1">Fri March 29, 2019 <text:span text:style-name="T2">3.5 miles</text:span></text:p>
      <text:p text:style-name="P1"><text:span text:style-name="T2">Run:</text:span> With no warmup I ran 3 miles on a Wise Center treadmill. <text:s/></text:p>
      <text:p text:style-name="P1">Mile splits and pulses: 8:57, 8:42 (148), 8:08 (155)</text:p>
      <text:p text:style-name="P1">Average pace: 8:36/mile</text:p>
      <text:p text:style-name="P2">Warm down: <text:s/><text:span text:style-name="T3">½ mile in about 5:00</text:span></text:p>
      <text:p text:style-name="P1"/>
      <text:p text:style-name="P2">In the past week: 28 miles</text:p>
      <text:p text:style-name="P2"/>
      <text:p text:style-name="P2"/>
      <text:p text:style-name="P2"/>
      <text:p text:style-name="P2"/>
      <text:p text:style-name="P16"><text:soft-page-break/>Sat March 30, 2019 <text:s/><text:span text:style-name="T2">no running</text:span> <text:s/></text:p>
      <text:p text:style-name="P17"/>
      <text:p text:style-name="P16">Sun March 31, <text:s/>2019 <text:span text:style-name="T2">5.25 miles </text:span></text:p>
      <text:p text:style-name="P16"><text:span text:style-name="T2">Run:</text:span> I ran 5 miles on hilly roads in California MD.</text:p>
      <text:p text:style-name="P16">Mile splits: <text:s/>8:46, 8:43, 8:24, 8:21, 8:22 <text:s/>Average pace: 8:31/mile</text:p>
      <text:p text:style-name="P16">Sum of ascents along the course is about 203 feet as measured using Google Earth. This was a tough run.</text:p>
      <text:p text:style-name="P17">Warm down: <text:span text:style-name="T3">seven minutes of walking</text:span></text:p>
      <text:p text:style-name="P16"/>
      <text:p text:style-name="P17"><text:span text:style-name="T3">Mon May 1, 2019 </text:span>4 miles <text:span text:style-name="T3">I am feeling tired from yesterday's run.</text:span></text:p>
      <text:p text:style-name="P17">Run and walk: <text:span text:style-name="T3">I walked about 0.13 miles at the beginning of each ½ mile and covered 4 miles averaging 12:00/mile.</text:span></text:p>
      <text:p text:style-name="P16"/>
      <text:p text:style-name="P16">Tues May 2, 2019 <text:span text:style-name="T2">5 miles</text:span> <text:s/></text:p>
      <text:p text:style-name="P17">Run and walk: <text:span text:style-name="T3">I walked about 0.13 miles at the beginning of each ½ mile and covered 5 miles averaging 11:30/mile.</text:span></text:p>
      <text:p text:style-name="P16"/>
      <text:p text:style-name="P17"><text:span text:style-name="T3">Wed May 3, 2019 </text:span>5 miles</text:p>
      <text:p text:style-name="P17">Run: <text:span text:style-name="T3">I ran</text:span> <text:span text:style-name="T3">the same 5 mile course as I did 3 days ago only today I took it easy and averaged 10:30/mile. I have been feeling tired lately.</text:span></text:p>
      <text:p text:style-name="P16"/>
      <text:p text:style-name="P17"><text:span text:style-name="T3">Thur May 4, 2019 </text:span>4.15 miles</text:p>
      <text:p text:style-name="P16">I ran 1 mile in about 10:30 and rested 7 minutes. Then I ran 3.15 miles averaging 10:15/mile on slightly hilly roads.</text:p>
      <text:p text:style-name="P16"/>
      <text:p text:style-name="P16">Fri May 5, 2019 <text:span text:style-name="T2">3 miles</text:span> </text:p>
      <text:p text:style-name="P16">I ran 3 x 1 mile on slightly hill roads with a 2 minute rest between them.</text:p>
      <text:p text:style-name="P16">Approximate times: 9:45, 9:25, 9:35</text:p>
      <text:p text:style-name="P16"/>
      <text:p text:style-name="P16"/>
      <text:p text:style-name="P16"/>
      <text:p text:style-name="P17">In the past week: 26.4 miles</text:p>
      <text:p text:style-name="P17"/>
      <text:p text:style-name="P17"/>
      <text:p text:style-name="P17"/>
      <text:p text:style-name="P17"/>
      <text:p text:style-name="P16"><text:soft-page-break/>Sat April 6, 2019 <text:span text:style-name="T2">5 miles</text:span> </text:p>
      <text:p text:style-name="P16">After the 5 mile hilly run 6 days ago on Sunday, I was unexpectedly tired. Today was the first day I felt noticeably better. I ran 5 miles on a hilly road course and averaged 9:28/mile.</text:p>
      <text:p text:style-name="P16"/>
      <text:p text:style-name="P16">Sun April 7, 2019 <text:span text:style-name="T2">5 miles </text:span></text:p>
      <text:p text:style-name="P16"><text:span text:style-name="T2">Run:</text:span> I ran 5 miles on the same hilly roads as last Sunday. <text:s/>Today I did not push as hard as one week ago and I felt better.</text:p>
      <text:p text:style-name="P16"><text:span text:style-name="T2">Mile splits last week:</text:span> <text:s/>8:46, 8:43, 8:24, 8:21, 8:22 <text:s/>Average pace: 8:31/mile</text:p>
      <text:p text:style-name="P16"><text:span text:style-name="T2">Mile splits today:</text:span> <text:s text:c="7"/>9:12, 9:24, 9:11, 9:03, 8:42 <text:s/>Average pace: 9:06mile</text:p>
      <text:p text:style-name="P16">Sum of ascents along the course is about 203 feet as measured using Google Earth. </text:p>
      <text:p text:style-name="P16"/>
      <text:p text:style-name="P16">Mon April 8, 2019 <text:span text:style-name="T2">4.7 miles</text:span> <text:s/></text:p>
      <text:p text:style-name="P16"><text:span text:style-name="T2">Run:</text:span> 4 miles on a hilly road course and averaged 8:40/mile</text:p>
      <text:p text:style-name="P16"><text:span text:style-name="T2">Warm down:</text:span> <text:s/>rested 3 minutes and jogged 0.7 miles at 9:48/mile</text:p>
      <text:p text:style-name="P16"/>
      <text:p text:style-name="P16">Tues April 9, 2019 <text:span text:style-name="T2">no running</text:span></text:p>
      <text:p text:style-name="P16"><text:s text:c="2"/></text:p>
      <text:p text:style-name="P16">Wed April 10, 2019 <text:span text:style-name="T2">5.5 miles</text:span></text:p>
      <text:p text:style-name="P16"><text:span text:style-name="T2">Run:</text:span> With no warmup I ran 5 miles on a Wise Center treadmill. <text:s/></text:p>
      <text:p text:style-name="P16">Mile: 8:58, 8:29, 8:27, 8:20, 8:09</text:p>
      <text:p text:style-name="P16">Average pace: 8:29/mile</text:p>
      <text:p text:style-name="P17">Warm down: <text:s/><text:span text:style-name="T3">½ mile in about 5:00</text:span></text:p>
      <text:p text:style-name="P16"/>
      <text:p text:style-name="P17"><text:span text:style-name="T3">Thur April 11, 2019 </text:span>5 miles </text:p>
      <text:p text:style-name="P17">Run and walk: <text:span text:style-name="T3">I walked about 1 minute at the beginning of each ½ mile and covered 5 miles averaging 11:25/mile.</text:span></text:p>
      <text:p text:style-name="P16"/>
      <text:p text:style-name="P17"><text:span text:style-name="T3">Fri April 12, 2019 </text:span>5 mile<text:span text:style-name="T3"> <text:s/></text:span></text:p>
      <text:p text:style-name="P16">I ran 1 mile to the Allegheny outdoor track, 3 miles on the track, and <text:s/>home.</text:p>
      <text:p text:style-name="P16">Average pace: 10:27</text:p>
      <text:p text:style-name="P16"/>
      <text:p text:style-name="P17">In the past week: 30.2 miles</text:p>
      <text:p text:style-name="P16"/>
      <text:p text:style-name="P16"/>
      <text:p text:style-name="P23"><text:soft-page-break/>Sat April 13, 2019 <text:span text:style-name="T2">18 miles</text:span> <text:s/></text:p>
      <text:p text:style-name="P23">I ran 18 miles on slightly hilly to hilly roads. <text:s/>It was a nice day in the low 60's. <text:s/>The run consisted of 3 x 5 miles and 1 x 3 miles. <text:s/>I stopped to drink Gatorade after each of the 5 mile loops. <text:s/>Stops took about 1:20.</text:p>
      <text:p text:style-name="P23"><text:span text:style-name="T2">Average paces for each segment:</text:span> </text:p>
      <text:p text:style-name="P23">10:50/mile, 10:43/mile, 10:02/mile, 9:36/mile </text:p>
      <text:p text:style-name="P23">I drank 30 ounces of Gatorade and ate a gel at the 12 mile mark.</text:p>
      <text:p text:style-name="P23">I lost 2 pounds while running.</text:p>
      <text:p text:style-name="P23"/>
      <text:p text:style-name="P23">Sun April 14, 2019 <text:span text:style-name="T2">2 miles</text:span> <text:s/></text:p>
      <text:p text:style-name="P23">I did a 200 calorie ride on a Wise Center recumbent bike on level 12.</text:p>
      <text:p text:style-name="P23">Time: about 20 minutes. <text:s/>Average pulse 101 bpm. <text:s/>I take a 200 calorie ride as equivalent to 2 miles of running. <text:s/></text:p>
      <text:p text:style-name="P23"/>
      <text:p text:style-name="P23">Mon <text:s/>April 15, 2019 <text:span text:style-name="T2">3 miles</text:span> <text:s/></text:p>
      <text:p text:style-name="P23">I ran 3 miles on a Wise Center treadmill at about 10:30/mile.</text:p>
      <text:p text:style-name="P23"/>
      <text:p text:style-name="P23">Tues April 16, 2019 <text:span text:style-name="T2">4 miles</text:span> <text:s/></text:p>
      <text:p text:style-name="P23"><text:span text:style-name="T2">Warmup:</text:span> ½ mile jog to the Wise Center</text:p>
      <text:p text:style-name="P23"><text:span text:style-name="T2">Run:</text:span> 2 miles on a treadmill at 10:30/mile</text:p>
      <text:p text:style-name="P24">Stationary recumbant bike: <text:s/><text:span text:style-name="T3">100 calorie ride in about 10:00, level 12</text:span></text:p>
      <text:p text:style-name="P24">Warm down:<text:span text:style-name="T3"> <text:s/>½ mile jog home</text:span></text:p>
      <text:p text:style-name="P23"/>
      <text:p text:style-name="P24"><text:span text:style-name="T3">Wed April 17, 2019 </text:span>3 miles<text:span text:style-name="T3"> <text:s/></text:span></text:p>
      <text:p text:style-name="P23">I ran 3 miles out and back on hilly Limber Rd and averaged 10:57/mile.</text:p>
      <text:p text:style-name="P23"/>
      <text:p text:style-name="P23">Thurs April 18, 2019 <text:span text:style-name="T2">3 miles</text:span></text:p>
      <text:p text:style-name="P23">1/3 mile jog</text:p>
      <text:list xml:id="list8695024122048912944" text:style-name="L9">
        <text:list-item>
          <text:list>
            <text:list-header>
              <text:p text:style-name="P58">2.3 miles on a 535 m hilly loop in Greendale Cemetery averaging 10:40/mile</text:p>
              <text:p text:style-name="P58">Sum of ascents on the 2.33 mile run: 160 feet </text:p>
              <text:p text:style-name="P58">1/3 mile jog</text:p>
            </text:list-header>
          </text:list>
        </text:list-item>
      </text:list>
      <text:p text:style-name="P23"/>
      <text:p text:style-name="P23">Fri April 19, 2019 <text:span text:style-name="T2">4 miles</text:span> <text:s/></text:p>
      <text:p text:style-name="P23">1 mile to the Allegheny track, 2 miles on the track and 1 mile home</text:p>
      <text:p text:style-name="P23">Average pace 10:32/mile</text:p>
      <text:p text:style-name="P23"/>
      <text:p text:style-name="P24">In the past week: 37 miles</text:p>
      <text:p text:style-name="P17"/>
      <text:p text:style-name="P16"><text:soft-page-break/>Sat April 20, 2019 <text:span text:style-name="T2">5 miles</text:span> <text:s/></text:p>
      <text:p text:style-name="P16">I ran 5 miles on slightly hilly roads at about 11:00/mile</text:p>
      <text:p text:style-name="P16"/>
      <text:p text:style-name="P16">Sun April 21, 2019 <text:span text:style-name="T2">2 miles</text:span> <text:s/></text:p>
      <text:p text:style-name="P16">I started my workout in the middle of a ½ mile hill. I jogged ¼ mile to the bottom, ran ½ mile up the hill and jogged ¼ mile down to were I had started. After a 4 minute rest I repeated what I had done, but this time I ran the whole way.</text:p>
      <text:p text:style-name="P16">Splits: ¼ mile at about 11:00/mile, ½ mile in 5:52, ¼ mile at about 11:00/mile</text:p>
      <text:p text:style-name="P16"><text:s text:c="11"/>¼ mile at about <text:s text:c="2"/>9:00/mile, ½ mile in 5:02, ¼ mile at about <text:s text:c="2"/>9:00/mile</text:p>
      <text:p text:style-name="P16">Ascent on ½ mile hill as measured with Google Maps: <text:s/>170 ft</text:p>
      <text:p text:style-name="P16"/>
      <text:p text:style-name="P16">Mon April 22, 2019 <text:span text:style-name="T2">3.5 miles </text:span></text:p>
      <text:p text:style-name="P16"><text:span text:style-name="T2">Run:</text:span> 3 miles on a Wise Center treadmill in 27:41 or 9:14/mile</text:p>
      <text:p text:style-name="P16">Splits: 9:59, 9:01, (4:27 + 4:14) = 8:41</text:p>
      <text:p text:style-name="P16"><text:span text:style-name="T2">Warm down:</text:span> ½ mile in about 6:00</text:p>
      <text:p text:style-name="P16"/>
      <text:p text:style-name="P16">Tues April 23, 2019 <text:span text:style-name="T2">no running</text:span></text:p>
      <text:p text:style-name="P16"/>
      <text:p text:style-name="P16">Wed April 24, 2019 <text:span text:style-name="T2">4 miles </text:span><text:s/></text:p>
      <text:p text:style-name="P16"><text:span text:style-name="T2">Warmup:</text:span> <text:s/>½ mile jog to the Wise Center</text:p>
      <text:p text:style-name="P16"><text:span text:style-name="T2">Run:</text:span> 3 miles on a Wise Center treadmill in 26:58</text:p>
      <text:p text:style-name="P16">Approximate Splits and pulses: 9:20, 9:00 (141 bpm), 8:40 (140 bpm)</text:p>
      <text:p text:style-name="P16"><text:span text:style-name="T2">Warm down:</text:span> <text:s/>½ mile in 5:15</text:p>
      <text:p text:style-name="P16"/>
      <text:p text:style-name="P16">Thur April 25, 2019 <text:span text:style-name="T2">no running</text:span> <text:s/></text:p>
      <text:p text:style-name="P16"/>
      <text:p text:style-name="P16">Fri April 26, 2019 <text:span text:style-name="T2">3 miles</text:span> <text:s/></text:p>
      <text:p text:style-name="P16"><text:span text:style-name="T2">Run:</text:span> 2 miles on a Wise Center treadmill averaging about 9:30/mile</text:p>
      <text:p text:style-name="P16"><text:span text:style-name="T2">Warm down:</text:span> <text:s/>½ mile in 5:15 on treadmill</text:p>
      <text:p text:style-name="P16">½ mile walk on indoor track in about 7:15</text:p>
      <text:p text:style-name="P16"/>
      <text:p text:style-name="P16"><text:span text:style-name="T2">In the past week: 17.5 miles</text:span> </text:p>
      <text:p text:style-name="P16"/>
      <text:p text:style-name="P16"/>
      <text:p text:style-name="P16"/>
      <text:p text:style-name="P16"><text:soft-page-break/>Sat April 27, 2019 <text:span text:style-name="T2">no running</text:span> <text:s/></text:p>
      <text:p text:style-name="P16">I am going to run the Buffalo Runners 6 Hour Distance Classic tomorrow.</text:p>
      <text:p text:style-name="P16"/>
      <text:p text:style-name="P16">Sun April 28, 2019 <text:span text:style-name="T2">32.5 miles</text:span></text:p>
      <text:p text:style-name="P16">I ran the Buffalo Runners 6 Hour Distance Classic on a cool, breezy day. The event was held on a 3.242 mile course which I ran 10 times in 6:07:01 with an average pace of 11:20/mile. <text:s/>I averaged about 10:50/mile for the first half of the run and 11:50 /mile for the second half. <text:s/>My distance at 6 hours was <text:s/>31.77 miles, an age group course record. <text:s/>I picked up my pace for the last lap. I enjoyed the run and the friendly runners, race officials and volunteers. Mary Jane gave me great support as usual. <text:s/>On the next page is the fueling schedule Mary Jane used to supply me with what I needed.</text:p>
      <text:p text:style-name="P16"/>
      <text:p text:style-name="P16">Mon April 29, 2019 <text:s/><text:span text:style-name="T2">no running</text:span> <text:s/></text:p>
      <text:p text:style-name="P16"/>
      <text:p text:style-name="P16">Tues April 30, 2019 <text:span text:style-name="T2">3.5 miles</text:span> <text:s/></text:p>
      <text:p text:style-name="P16">I ran 3 miles slowly on the Allegheny College indoor track and then walked and ran ½ mile home.</text:p>
      <text:p text:style-name="P16"/>
      <text:p text:style-name="P16">Wed May 1, 2019 <text:span text:style-name="T2">4 miles</text:span> <text:s/></text:p>
      <text:p text:style-name="P16">Without eating breakfast I ran 4 miles at fat burning pace on hilly roads and grass.</text:p>
      <text:p text:style-name="P16"/>
      <text:p text:style-name="P16">Thur May 2, 2019 <text:span text:style-name="T2">4.5 miles </text:span></text:p>
      <text:p text:style-name="P16">I ran 1 mile and had to walk for ½ mile because my right calf stated to cramp.</text:p>
      <text:p text:style-name="P16">After massaging calf I ran 3 miles. <text:s/>Running was at fat burning pace.</text:p>
      <text:p text:style-name="P16"/>
      <text:p text:style-name="P16">Fri May 3, 2019 <text:span text:style-name="T2">4.5 miles</text:span> </text:p>
      <text:p text:style-name="P16">I again ran at a fat burning pace and actually got a little dizzy at the end.</text:p>
      <text:p text:style-name="P16"/>
      <text:p text:style-name="P17">In the past week: 49 miles</text:p>
      <text:p text:style-name="P17"/>
      <text:p text:style-name="P16">Sat May 4, 2019 <text:span text:style-name="T2">5.5 miles</text:span></text:p>
      <text:p text:style-name="P16"><text:span text:style-name="T2">On a staionary recumbent bike set at level 12: </text:span>I did a 500 calorie ride in 49:30. <text:s/>Final heart rate 117 bpm, Average heart rate about 108 bpm.</text:p>
      <text:p text:style-name="P17">Warm down: <text:span text:style-name="T3">½ mile jog and walk home uphill. </text:span></text:p>
      <text:p text:style-name="P16"><text:soft-page-break/></text:p>
      <text:h text:style-name="P43" text:outline-level="1">6 hour run Buffalo NY April 28, 2019 </text:h>
      <text:h text:style-name="P43" text:outline-level="1">The run is on a 3.24 mile course on Amherst Bike Path <text:s text:c="2"/></text:h>
      <text:h text:style-name="P43" text:outline-level="1">Lap<text:tab/> <text:s text:c="3"/>Time(<text:span text:style-name="T14">Watch</text:span>) <text:s text:c="2"/>Time(<text:span text:style-name="T15">Clock</text:span>)</text:h>
      <text:p text:style-name="P37"><text:s text:c="2"/>0<text:tab/><text:tab/>0:00 <text:s text:c="10"/>8:00 AM</text:p>
      <text:p text:style-name="P38"><text:s text:c="2"/>1 <text:s text:c="13"/>0:36 <text:s text:c="10"/>8:36<text:tab/><text:tab/>Salt Stick<text:tab/>Gatorade<text:tab/><text:tab/><text:tab/><text:tab/><text:tab/><text:tab/></text:p>
      <text:p text:style-name="P37"><text:s text:c="2"/>2<text:tab/><text:tab/>1:12 <text:s text:c="10"/>9:12<text:tab/><text:tab/><text:tab/><text:tab/>Gatorade<text:tab/><text:tab/>gel<text:tab/><text:tab/><text:tab/></text:p>
      <text:p text:style-name="P41"><text:s text:c="4"/>3<text:tab/><text:tab/> 1:48 <text:s text:c="10"/>9:48<text:tab/><text:tab/> <text:s/>Salt Stick<text:tab/> <text:s/>Gatorade<text:tab/><text:tab/></text:p>
      <text:p text:style-name="P42"><text:s text:c="4"/>4<text:tab/><text:tab/> 2:24 <text:s text:c="8"/>10:24<text:tab/><text:tab/><text:tab/> <text:s/><text:tab/> <text:s/>Gatorade<text:tab/><text:tab/> gel</text:p>
      <text:p text:style-name="P37"><text:s text:c="2"/>5<text:tab/><text:tab/>3:00 <text:s text:c="8"/>11:00<text:tab/><text:tab/>Salt Stick<text:tab/>Gatorade</text:p>
      <text:p text:style-name="P37"><text:s text:c="2"/>6<text:tab/><text:tab/>3:36 <text:s text:c="8"/>11:36<text:tab/><text:tab/><text:tab/><text:tab/>Gatorade<text:tab/> <text:s text:c="6"/><text:tab/>gel</text:p>
      <text:p text:style-name="P37"><text:s text:c="2"/>7<text:tab/><text:tab/>4:12 <text:s text:c="8"/>12:12<text:tab/><text:tab/>Salt Stick<text:tab/>Gatorade<text:tab/><text:tab/>gel</text:p>
      <text:p text:style-name="P37"><text:s text:c="2"/>8<text:tab/><text:tab/>4:48 <text:s text:c="8"/>12:48<text:tab/><text:tab/><text:tab/><text:tab/>Coke</text:p>
      <text:p text:style-name="P37"><text:s text:c="2"/>9<text:tab/><text:tab/>5:24<text:tab/> <text:s text:c="8"/>1:24 <text:tab/><text:tab/>Salt Stick<text:tab/>Coke</text:p>
      <text:p text:style-name="P37">10<text:tab/><text:tab/>6:00<text:tab/><text:tab/>2:00</text:p>
      <text:p text:style-name="P39">I will carry a few additional gels.</text:p>
      <text:p text:style-name="P39"/>
      <text:p text:style-name="P39">Each bottle of Gatorade and Coke will contain about 13 ounces.</text:p>
      <text:p text:style-name="P39">The total ounces will be 13x9 = 117 and ounces per mile = 117/32.4 = 3.6/mile <text:tab/>On a cool day this is good for me. Gatorade has 6.67 calories/ounce, Coke 12.5 calories/ounce.</text:p>
      <text:p text:style-name="P39"/>
      <text:p text:style-name="P39">Total calories consumed during the 5.4 hours after the first lap will be:</text:p>
      <text:p text:style-name="P39"><text:s text:c="9"/>For each of 7 Gatorade bottles: </text:p>
      <text:p text:style-name="P39"><text:tab/><text:tab/>13 ounces x 6.67 cal/ounces = 87 cal/bottle</text:p>
      <text:p text:style-name="P40"><text:span text:style-name="T12"><text:tab/></text:span><text:span text:style-name="T13">For all 7 bottles Gatorade: 7 x 87 = 609 calories</text:span></text:p>
      <text:p text:style-name="P39"><text:tab/>For each of 2 Coke bottles:</text:p>
      <text:p text:style-name="P39"><text:tab/><text:tab/>13 ounces x 12.5 cal/ounce = 162 cal/bottle</text:p>
      <text:p text:style-name="P40"><text:span text:style-name="T12"><text:tab/></text:span><text:span text:style-name="T13">For 2 bottles of Coke: 2 x 162 = 324 calories</text:span></text:p>
      <text:p text:style-name="P40"><text:span text:style-name="T12"><text:tab/></text:span><text:span text:style-name="T13">For 4 gels: 400 calories</text:span></text:p>
      <text:p text:style-name="P40"><text:span text:style-name="T12"><text:tab/></text:span><text:span text:style-name="T13">Total = 609 + 324 + 400 = 1333</text:span><text:span text:style-name="T12"> after the first lap i.e. during 5.4 hours.</text:span></text:p>
      <text:p text:style-name="P39">Calories/hour = 1333/5.4 = 247 cal <text:s text:c="2"/>This is how many calories the body can absorb per hou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5-04T14:23:38.80</dc:date>
    <dc:creator>James  Lombardi</dc:creator>
    <meta:editing-duration>P8DT16H4M4S</meta:editing-duration>
    <meta:editing-cycles>765</meta:editing-cycles>
    <meta:generator>OpenOffice/4.1.2$Win32 OpenOffice.org_project/412m3$Build-9782</meta:generator>
    <meta:document-statistic meta:table-count="0" meta:image-count="0" meta:object-count="0" meta:page-count="32" meta:paragraph-count="836" meta:word-count="10423" meta:character-count="52392"/>
  </office:meta>
</office:document-meta>
</file>